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cc33" fo:font-size="18pt" style:text-underline-style="solid" style:text-underline-width="auto" style:text-underline-color="font-color" fo:font-weight="bold" officeooo:rsid="00050ea8" officeooo:paragraph-rsid="00119ff7" style:font-size-asian="18pt" style:font-weight-asian="bold" style:font-size-complex="18pt" style:font-weight-complex="bold"/>
    </style:style>
    <style:style style:name="P2" style:family="paragraph" style:parent-style-name="Preformatted_20_Text">
      <style:text-properties fo:color="#999999" officeooo:paragraph-rsid="00119ff7"/>
    </style:style>
    <style:style style:name="P3" style:family="paragraph" style:parent-style-name="Preformatted_20_Text">
      <style:text-properties fo:color="#b2b2b2" officeooo:paragraph-rsid="00119ff7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b2b2b2" officeooo:rsid="000df675" officeooo:paragraph-rsid="00119ff7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b2b2b2" officeooo:rsid="000e0155" officeooo:paragraph-rsid="00119ff7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b2b2b2" officeooo:paragraph-rsid="00119ff7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996600" officeooo:paragraph-rsid="00119ff7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999999" officeooo:paragraph-rsid="00119ff7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19ff7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990099" fo:font-size="12pt" style:text-underline-style="none" fo:font-weight="normal" officeooo:rsid="000cacfd" officeooo:paragraph-rsid="00119ff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990099" officeooo:rsid="000a21e6" officeooo:paragraph-rsid="00119ff7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990099" officeooo:rsid="002505dc" officeooo:paragraph-rsid="00119ff7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990099" officeooo:rsid="000cacfd" officeooo:paragraph-rsid="00119ff7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990099" fo:font-weight="normal" officeooo:rsid="000cacfd" officeooo:paragraph-rsid="00119ff7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990099" fo:font-weight="normal" officeooo:rsid="000a21e6" officeooo:paragraph-rsid="00119ff7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3333" officeooo:paragraph-rsid="00119ff7" fo:background-color="transparen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3333" officeooo:rsid="0030a778" officeooo:paragraph-rsid="001359ae" fo:background-color="transparen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3333" officeooo:paragraph-rsid="001e3b21" fo:background-color="transparen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3333" officeooo:rsid="001ab2ce" officeooo:paragraph-rsid="00119ff7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3333" officeooo:paragraph-rsid="00119ff7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3333" officeooo:rsid="001c839f" officeooo:paragraph-rsid="00119ff7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3333" officeooo:rsid="00156694" officeooo:paragraph-rsid="00119ff7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3333" officeooo:paragraph-rsid="001217c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3333" fo:font-size="12pt" style:text-underline-style="none" fo:font-weight="normal" officeooo:rsid="0030a778" officeooo:paragraph-rsid="001359ae" fo:background-color="transparent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3333" officeooo:paragraph-rsid="001359ae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3333" officeooo:rsid="000e9c9a" officeooo:paragraph-rsid="001359ae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08d84b" officeooo:paragraph-rsid="00119ff7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225919" officeooo:paragraph-rsid="00119ff7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393fc6" officeooo:paragraph-rsid="00119ff7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184bee" officeooo:paragraph-rsid="00119ff7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19a7b3" officeooo:paragraph-rsid="00119ff7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1ab2ce" officeooo:paragraph-rsid="00119ff7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2ef7cd" officeooo:paragraph-rsid="00119ff7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2536ea" officeooo:paragraph-rsid="00119ff7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343f8d" officeooo:paragraph-rsid="00119ff7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2fc9f4" officeooo:paragraph-rsid="00119ff7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2aaeea" officeooo:paragraph-rsid="00119ff7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fo:font-weight="normal" officeooo:rsid="00343f8d" officeooo:paragraph-rsid="00119ff7" style:font-weight-asian="normal" style:font-weight-complex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fo:font-weight="normal" officeooo:rsid="00393fc6" officeooo:paragraph-rsid="00119ff7" style:font-weight-asian="normal" style:font-weight-complex="normal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fo:font-weight="normal" officeooo:rsid="0022feaf" officeooo:paragraph-rsid="00119ff7" style:font-weight-asian="normal" style:font-weight-complex="normal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fo:font-size="12pt" style:text-underline-style="none" fo:font-weight="normal" officeooo:rsid="001c839f" officeooo:paragraph-rsid="00119ff7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fo:font-size="12pt" style:text-underline-style="none" fo:font-weight="normal" officeooo:rsid="002fe082" officeooo:paragraph-rsid="00119ff7" fo:background-color="transparent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fo:font-size="12pt" style:text-underline-style="none" fo:font-weight="normal" officeooo:rsid="002fe082" officeooo:paragraph-rsid="00143cb2" fo:background-color="transparent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fo:font-size="12pt" style:text-underline-style="none" fo:font-weight="normal" officeooo:rsid="001c839f" officeooo:paragraph-rsid="00119ff7" fo:background-color="transparent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fo:font-size="12pt" style:text-underline-style="none" fo:font-weight="normal" officeooo:rsid="001c839f" officeooo:paragraph-rsid="001217ce" fo:background-color="transparent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fo:font-size="12pt" style:text-underline-style="none" fo:font-weight="normal" officeooo:rsid="001c839f" officeooo:paragraph-rsid="001359ae" fo:background-color="transparent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fo:font-size="12pt" style:text-underline-style="none" fo:font-weight="normal" officeooo:rsid="001c839f" officeooo:paragraph-rsid="0019de23" fo:background-color="transparent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1c839f" officeooo:paragraph-rsid="00119ff7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1c839f" officeooo:paragraph-rsid="001b9e17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1c839f" officeooo:paragraph-rsid="00119ff7" fo:background-color="transparent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30e10e" officeooo:paragraph-rsid="00119ff7" fo:background-color="transparent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30e10e" officeooo:paragraph-rsid="0016395a" fo:background-color="transparent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30a778" officeooo:paragraph-rsid="001359ae" fo:background-color="transparent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1e3b21" officeooo:paragraph-rsid="001e3b21" fo:background-color="transparent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2ca4ee" officeooo:paragraph-rsid="00119ff7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170dc6" officeooo:paragraph-rsid="00119ff7"/>
    </style:style>
    <style:style style:name="P5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0e9c9a" officeooo:paragraph-rsid="001359ae"/>
    </style:style>
    <style:style style:name="P5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0c4ff0" officeooo:paragraph-rsid="001359ae"/>
    </style:style>
    <style:style style:name="P5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b2b2b2" officeooo:rsid="000df675" officeooo:paragraph-rsid="00119ff7"/>
    </style:style>
    <style:style style:name="P6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b2b2b2" officeooo:rsid="000e0155" officeooo:paragraph-rsid="00119ff7"/>
    </style:style>
    <style:style style:name="P6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b2b2b2" officeooo:paragraph-rsid="00119ff7"/>
    </style:style>
    <style:style style:name="P6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999999" officeooo:rsid="001edc3c" officeooo:paragraph-rsid="00119ff7"/>
    </style:style>
    <style:style style:name="P6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999999" officeooo:rsid="00284407" officeooo:paragraph-rsid="00119ff7"/>
    </style:style>
    <style:style style:name="P6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999999" officeooo:paragraph-rsid="00119ff7"/>
    </style:style>
    <style:style style:name="P6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ef7cd" officeooo:paragraph-rsid="00119ff7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66ff" officeooo:rsid="001ab2ce" officeooo:paragraph-rsid="00119ff7"/>
    </style:style>
    <style:style style:name="P6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19ff7"/>
    </style:style>
    <style:style style:name="P6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19ff7" fo:background-color="#ffff00"/>
    </style:style>
    <style:style style:name="P6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19ff7" fo:background-color="transparent"/>
    </style:style>
    <style:style style:name="P7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6395a" fo:background-color="transparent"/>
    </style:style>
    <style:style style:name="P7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e3b21" fo:background-color="transparent"/>
    </style:style>
    <style:style style:name="P7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3333ff" fo:font-size="18pt" style:text-underline-style="solid" style:text-underline-width="auto" style:text-underline-color="font-color" fo:font-weight="bold" officeooo:rsid="000ebbba" officeooo:paragraph-rsid="00119ff7" fo:background-color="transparent" style:font-size-asian="18pt" style:font-weight-asian="bold" style:font-size-complex="18pt" style:font-weight-complex="bold"/>
    </style:style>
    <style:style style:name="P7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use-window-font-color="true" officeooo:rsid="0030a778" officeooo:paragraph-rsid="001359ae" fo:background-color="transparent"/>
    </style:style>
    <style:style style:name="P7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use-window-font-color="true" officeooo:paragraph-rsid="00143cb2" fo:background-color="transparent"/>
    </style:style>
    <style:style style:name="P7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use-window-font-color="true" officeooo:paragraph-rsid="00143cb2"/>
    </style:style>
    <style:style style:name="P7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359ae"/>
    </style:style>
    <style:style style:name="P7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0000" fo:font-size="12pt" style:text-underline-style="none" fo:font-weight="normal" officeooo:rsid="001c839f" officeooo:paragraph-rsid="0019de23" fo:background-color="transparent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ca4ee" officeooo:paragraph-rsid="00119ff7"/>
    </style:style>
    <style:style style:name="P79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/>
      <style:text-properties fo:color="#ff3333" officeooo:paragraph-rsid="00119ff7"/>
    </style:style>
    <style:style style:name="P80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/>
      <style:text-properties fo:color="#ff3333" officeooo:paragraph-rsid="001e3b21" fo:background-color="transparent"/>
    </style:style>
    <style:style style:name="P81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/>
      <style:text-properties fo:color="#ffff00" fo:font-size="18pt" style:text-underline-style="solid" style:text-underline-width="auto" style:text-underline-color="font-color" fo:font-weight="bold" officeooo:rsid="000ebbba" officeooo:paragraph-rsid="00119ff7" fo:background-color="transparent" style:font-size-asian="18pt" style:font-weight-asian="bold" style:font-size-complex="18pt" style:font-weight-complex="bold"/>
    </style:style>
    <style:style style:name="P82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/>
      <style:text-properties fo:color="#3333ff" fo:font-size="18pt" style:text-underline-style="solid" style:text-underline-width="auto" style:text-underline-color="font-color" fo:font-weight="bold" officeooo:rsid="000ebbba" officeooo:paragraph-rsid="00119ff7" fo:background-color="transparent" style:font-size-asian="18pt" style:font-weight-asian="bold" style:font-size-complex="18pt" style:font-weight-complex="bold"/>
    </style:style>
    <style:style style:name="P8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996600" officeooo:paragraph-rsid="00119ff7"/>
    </style:style>
    <style:style style:name="P8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b2b2b2" officeooo:rsid="000f6be8" officeooo:paragraph-rsid="00119ff7"/>
    </style:style>
    <style:style style:name="P8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b2b2b2" officeooo:paragraph-rsid="00119ff7"/>
    </style:style>
    <style:style style:name="P8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999999" officeooo:paragraph-rsid="00119ff7"/>
    </style:style>
    <style:style style:name="P8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663300" officeooo:paragraph-rsid="00119ff7"/>
    </style:style>
    <style:style style:name="P88" style:family="paragraph" style:parent-style-name="Text_20_body">
      <style:text-properties fo:color="#b2b2b2" officeooo:rsid="000d03d8" officeooo:paragraph-rsid="00119ff7"/>
    </style:style>
    <style:style style:name="P89" style:family="paragraph" style:parent-style-name="Text_20_body">
      <style:text-properties fo:color="#b2b2b2" officeooo:rsid="000f6be8" officeooo:paragraph-rsid="00119ff7"/>
    </style:style>
    <style:style style:name="P90" style:family="paragraph" style:parent-style-name="Text_20_body">
      <style:text-properties fo:color="#b2b2b2" officeooo:paragraph-rsid="00119ff7"/>
    </style:style>
    <style:style style:name="P91" style:family="paragraph" style:parent-style-name="Text_20_body">
      <style:text-properties fo:color="#b2b2b2" officeooo:rsid="0018afc5" officeooo:paragraph-rsid="00119ff7"/>
    </style:style>
    <style:style style:name="P92" style:family="paragraph" style:parent-style-name="Text_20_body">
      <style:text-properties fo:color="#996600" officeooo:paragraph-rsid="00119ff7"/>
    </style:style>
    <style:style style:name="P93" style:family="paragraph" style:parent-style-name="Text_20_body">
      <style:text-properties fo:color="#999999" officeooo:rsid="00193547" officeooo:paragraph-rsid="00119ff7"/>
    </style:style>
    <style:style style:name="P94" style:family="paragraph" style:parent-style-name="Text_20_body">
      <style:text-properties fo:color="#999999" officeooo:rsid="002ef7cd" officeooo:paragraph-rsid="00119ff7"/>
    </style:style>
    <style:style style:name="P95" style:family="paragraph" style:parent-style-name="Text_20_body">
      <style:text-properties fo:color="#999999" officeooo:paragraph-rsid="00119ff7"/>
    </style:style>
    <style:style style:name="P96" style:family="paragraph" style:parent-style-name="Text_20_body">
      <style:text-properties fo:color="#00cc00" officeooo:rsid="0015032c" officeooo:paragraph-rsid="00119ff7"/>
    </style:style>
    <style:style style:name="P97" style:family="paragraph" style:parent-style-name="Text_20_body">
      <style:text-properties fo:color="#00cc00" officeooo:rsid="0016024a" officeooo:paragraph-rsid="00119ff7"/>
    </style:style>
    <style:style style:name="P98" style:family="paragraph" style:parent-style-name="Text_20_body">
      <style:text-properties fo:color="#00cc00" officeooo:rsid="00165c22" officeooo:paragraph-rsid="00119ff7"/>
    </style:style>
    <style:style style:name="P99" style:family="paragraph" style:parent-style-name="Text_20_body">
      <style:text-properties fo:color="#00cc00" officeooo:rsid="00191336" officeooo:paragraph-rsid="00119ff7"/>
    </style:style>
    <style:style style:name="P100" style:family="paragraph" style:parent-style-name="Text_20_body">
      <style:text-properties fo:color="#00cc00" officeooo:paragraph-rsid="00119ff7"/>
    </style:style>
    <style:style style:name="P101" style:family="paragraph" style:parent-style-name="Text_20_body">
      <style:text-properties fo:color="#00cc00" officeooo:rsid="0030e10e" officeooo:paragraph-rsid="00119ff7" fo:background-color="transparent"/>
    </style:style>
    <style:style style:name="P102" style:family="paragraph" style:parent-style-name="Text_20_body">
      <style:text-properties officeooo:paragraph-rsid="00119ff7"/>
    </style:style>
    <style:style style:name="P103" style:family="paragraph" style:parent-style-name="Text_20_body">
      <style:text-properties fo:color="#ff3333" officeooo:paragraph-rsid="00119ff7"/>
    </style:style>
    <style:style style:name="P104" style:family="paragraph" style:parent-style-name="Text_20_body">
      <style:text-properties officeooo:paragraph-rsid="00119ff7" fo:background-color="transparent"/>
    </style:style>
    <style:style style:name="P105" style:family="paragraph" style:parent-style-name="Text_20_body">
      <style:text-properties officeooo:rsid="001fa3d1" officeooo:paragraph-rsid="001fa3d1" fo:background-color="transparent"/>
    </style:style>
    <style:style style:name="P106" style:family="paragraph" style:parent-style-name="Text_20_body">
      <style:text-properties officeooo:paragraph-rsid="0023df31"/>
    </style:style>
    <style:style style:name="P10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fo:font-size="12pt" style:text-underline-style="none" fo:font-weight="normal" officeooo:rsid="001c839f" officeooo:paragraph-rsid="0019de23" fo:background-color="transparent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fo:font-size="12pt" style:text-underline-style="none" fo:font-weight="normal" officeooo:rsid="0023e3d3" officeooo:paragraph-rsid="0023df31" fo:background-color="transparent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cc00" officeooo:rsid="001f3782" officeooo:paragraph-rsid="0023df31"/>
    </style:style>
    <style:style style:name="P1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3333" officeooo:paragraph-rsid="0023df31"/>
    </style:style>
    <style:style style:name="P1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3df31" fo:background-color="#ffff00"/>
    </style:style>
    <style:style style:name="P1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3df31"/>
    </style:style>
    <style:style style:name="T1" style:family="text">
      <style:text-properties officeooo:rsid="0012f684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font-style="italic" officeooo:rsid="000e0155"/>
    </style:style>
    <style:style style:name="T5" style:family="text">
      <style:text-properties fo:color="#996600"/>
    </style:style>
    <style:style style:name="T6" style:family="text">
      <style:text-properties fo:color="#996600" fo:font-style="italic"/>
    </style:style>
    <style:style style:name="T7" style:family="text">
      <style:text-properties fo:color="#996600" officeooo:rsid="000d03d8"/>
    </style:style>
    <style:style style:name="T8" style:family="text">
      <style:text-properties fo:color="#996600" fo:font-weight="bold"/>
    </style:style>
    <style:style style:name="T9" style:family="text">
      <style:text-properties fo:color="#996600" officeooo:rsid="00191336"/>
    </style:style>
    <style:style style:name="T10" style:family="text">
      <style:text-properties officeooo:rsid="000d03d8"/>
    </style:style>
    <style:style style:name="T11" style:family="text">
      <style:text-properties fo:color="#bec0c2"/>
    </style:style>
    <style:style style:name="T12" style:family="text">
      <style:text-properties fo:color="#b2b2b2"/>
    </style:style>
    <style:style style:name="T13" style:family="text">
      <style:text-properties fo:color="#b2b2b2" fo:font-style="italic"/>
    </style:style>
    <style:style style:name="T14" style:family="text">
      <style:text-properties officeooo:rsid="000a21e6"/>
    </style:style>
    <style:style style:name="T15" style:family="text">
      <style:text-properties fo:color="#663300"/>
    </style:style>
    <style:style style:name="T16" style:family="text">
      <style:text-properties fo:color="#663300" officeooo:rsid="0015032c"/>
    </style:style>
    <style:style style:name="T17" style:family="text">
      <style:text-properties fo:color="#663300" officeooo:rsid="00193547"/>
    </style:style>
    <style:style style:name="T18" style:family="text">
      <style:text-properties fo:color="#663300" officeooo:rsid="001fc0cb"/>
    </style:style>
    <style:style style:name="T19" style:family="text">
      <style:text-properties fo:color="#663300" fo:font-style="italic"/>
    </style:style>
    <style:style style:name="T20" style:family="text">
      <style:text-properties officeooo:rsid="0013ae2f"/>
    </style:style>
    <style:style style:name="T21" style:family="text">
      <style:text-properties officeooo:rsid="0015032c"/>
    </style:style>
    <style:style style:name="T22" style:family="text">
      <style:text-properties style:text-underline-style="none"/>
    </style:style>
    <style:style style:name="T23" style:family="text">
      <style:text-properties fo:font-weight="bold"/>
    </style:style>
    <style:style style:name="T24" style:family="text">
      <style:text-properties officeooo:rsid="00193547"/>
    </style:style>
    <style:style style:name="T25" style:family="text">
      <style:text-properties fo:color="#00cc00"/>
    </style:style>
    <style:style style:name="T26" style:family="text">
      <style:text-properties fo:color="#00cc00" officeooo:rsid="001ab2ce"/>
    </style:style>
    <style:style style:name="T27" style:family="text">
      <style:text-properties fo:color="#00cc00" fo:font-weight="bold"/>
    </style:style>
    <style:style style:name="T28" style:family="text">
      <style:text-properties fo:color="#00cc00" fo:font-weight="bold" officeooo:rsid="001ab2ce"/>
    </style:style>
    <style:style style:name="T29" style:family="text">
      <style:text-properties fo:color="#00cc00" officeooo:rsid="00119ff7"/>
    </style:style>
    <style:style style:name="T30" style:family="text">
      <style:text-properties fo:color="#00cc00" officeooo:rsid="00393fc6"/>
    </style:style>
    <style:style style:name="T31" style:family="text">
      <style:text-properties fo:color="#00cc00" officeooo:rsid="00170dc6"/>
    </style:style>
    <style:style style:name="T32" style:family="text">
      <style:text-properties fo:color="#00cc00" officeooo:rsid="001c839f"/>
    </style:style>
    <style:style style:name="T33" style:family="text">
      <style:text-properties fo:color="#00cc00" officeooo:rsid="00297690"/>
    </style:style>
    <style:style style:name="T34" style:family="text">
      <style:text-properties fo:color="#0066ff" officeooo:rsid="002505dc"/>
    </style:style>
    <style:style style:name="T35" style:family="text">
      <style:text-properties fo:color="#ff8080"/>
    </style:style>
    <style:style style:name="T36" style:family="text">
      <style:text-properties fo:color="#d6bb9a"/>
    </style:style>
    <style:style style:name="T37" style:family="text">
      <style:text-properties fo:color="#45c6d6" fo:font-style="italic"/>
    </style:style>
    <style:style style:name="T38" style:family="text">
      <style:text-properties officeooo:rsid="0032fcbb"/>
    </style:style>
    <style:style style:name="T39" style:family="text">
      <style:text-properties officeooo:rsid="00384e59"/>
    </style:style>
    <style:style style:name="T40" style:family="text">
      <style:text-properties officeooo:rsid="00230776"/>
    </style:style>
    <style:style style:name="T41" style:family="text">
      <style:text-properties fo:color="#ff3333"/>
    </style:style>
    <style:style style:name="T42" style:family="text">
      <style:text-properties officeooo:rsid="00119ff7"/>
    </style:style>
    <style:style style:name="T43" style:family="text">
      <style:text-properties officeooo:rsid="001a216c"/>
    </style:style>
    <style:style style:name="T44" style:family="text">
      <style:text-properties style:use-window-font-color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ved  <text:span text:style-name="T1">&amp; verified</text:span>:</text:p>
      <text:p text:style-name="P1"/>
      <text:p text:style-name="P20">'/home/quentin/gostcrypt/gostcrypt2_src/Common/Crypto.h:116:unusedStructMember:struct member 'Cipher::Id' is never used.'</text:p>
      <text:p text:style-name="P20">'/home/quentin/gostcrypt/gostcrypt2_src/Common/Crypto.h:117:unusedStructMember:struct member 'Cipher::Name' is never used.'</text:p>
      <text:p text:style-name="P20">'/home/quentin/gostcrypt/gostcrypt2_src/Common/Crypto.h:118:unusedStructMember:struct member 'Cipher::BlockSize' is never used.'</text:p>
      <text:p text:style-name="P20">'/home/quentin/gostcrypt/gostcrypt2_src/Common/Crypto.h:119:unusedStructMember:struct member 'Cipher::KeySize' is never used.'</text:p>
      <text:p text:style-name="P20">'/home/quentin/gostcrypt/gostcrypt2_src/Common/Crypto.h:120:unusedStructMember:struct member 'Cipher::KeyScheduleSize' is never used.'</text:p>
      <text:p text:style-name="P27">Remove the structure Cipher because it is never used.</text:p>
      <text:p text:style-name="P27"/>
      <text:p text:style-name="P27"/>
      <text:p text:style-name="P20">'/home/quentin/gostcrypt/gostcrypt2_src/Common/Crypto.h:132:unusedStructMember:struct member 'Hash::Id' is never used.'</text:p>
      <text:p text:style-name="P20">'/home/quentin/gostcrypt/gostcrypt2_src/Common/Crypto.h:133:unusedStructMember:struct member 'Hash::Name' is never used.'</text:p>
      <text:p text:style-name="P20">'/home/quentin/gostcrypt/gostcrypt2_src/Common/Crypto.h:134:unusedStructMember:struct member 'Hash::Deprecated' is never used.'</text:p>
      <text:p text:style-name="P20">'/home/quentin/gostcrypt/gostcrypt2_src/Common/Crypto.h:135:unusedStructMember:struct member 'Hash::SystemEncryption' is never used.'</text:p>
      <text:p text:style-name="P27">Remove the structure Hash because it is never used</text:p>
      <text:p text:style-name="P11"/>
      <text:p text:style-name="P11"/>
      <text:p text:style-name="P20">'Volume/VolumePath.h:14:useInitializationList:Variable 'Data' is assigned in constructor body. Consider performing initialization in initialization list.'</text:p>
      <text:p text:style-name="P20">'Volume/VolumePath.h:15:useInitializationList:Variable 'Data' is assigned in constructor body. Consider performing initialization in initialization list.'</text:p>
      <text:p text:style-name="P6"><text:span text:style-name="T2">class</text:span> VolumePath</text:p>
      <text:p text:style-name="P6"><text:s text:c="8"/>{</text:p>
      <text:p text:style-name="P6"><text:s text:c="8"/><text:span text:style-name="T2">public</text:span>:</text:p>
      <text:p text:style-name="P6"><text:s text:c="16"/>VolumePath () { }</text:p>
      <text:p text:style-name="P6"><text:s text:c="8"/><text:span text:style-name="T5">VolumePath (</text:span><text:span text:style-name="T6">const</text:span><text:span text:style-name="T5"> wstring &amp;path) {</text:span><text:span text:style-name="T7">D</text:span><text:span text:style-name="T5">ata </text:span><text:span text:style-name="T7">= </text:span><text:span text:style-name="T5">path;}</text:span></text:p>
      <text:p text:style-name="P83"><text:s text:c="8"/>VolumePath (<text:span text:style-name="T2">const</text:span> FilesystemPath &amp;path) {Data <text:span text:style-name="T10">= </text:span>path;}</text:p>
      <text:p text:style-name="P90">…</text:p>
      <text:p text:style-name="P88">}</text:p>
      <text:p text:style-name="P27">u<text:span text:style-name="T10">se an Initializer list to remove these warnings.</text:span></text:p>
      <text:p text:style-name="P11"/>
      <text:p text:style-name="P11"/>
      <text:p text:style-name="P20">'Volume/VolumePassword.h:26:noExplicitConstructor:Class 'VolumePassword' has a constructor with 1 argument that is not explicit.'</text:p>
      <text:p text:style-name="P6"><text:s text:c="3"/><text:span text:style-name="T2">class</text:span> VolumePassword</text:p>
      <text:p text:style-name="P6"><text:soft-page-break/><text:s text:c="8"/>{</text:p>
      <text:p text:style-name="P6"><text:s text:c="8"/><text:span text:style-name="T2">public</text:span>:</text:p>
      <text:p text:style-name="P6"><text:s text:c="16"/>VolumePassword ();</text:p>
      <text:p text:style-name="P6"><text:s text:c="16"/>VolumePassword (<text:span text:style-name="T2">const</text:span> quint8 *password, size_t size);</text:p>
      <text:p text:style-name="P6"><text:s text:c="16"/>VolumePassword (<text:span text:style-name="T2">const</text:span> char *password, size_t size);</text:p>
      <text:p text:style-name="P6"><text:s text:c="16"/>VolumePassword (<text:span text:style-name="T2">const</text:span> wchar_t *password, size_t charCount);</text:p>
      <text:p text:style-name="P6"><text:s text:c="8"/><text:span text:style-name="T6"><text:tab/> <text:s text:c="3"/></text:span><text:span text:style-name="T5">VolumePassword (</text:span><text:span text:style-name="T6">const</text:span><text:span text:style-name="T5"> std::wstring &amp;password);</text:span></text:p>
      <text:p text:style-name="P6"><text:s text:c="16"/>VolumePassword (<text:span text:style-name="T2">const</text:span> VolumePassword &amp;password) { Set (password); }</text:p>
      <text:p text:style-name="P6"><text:s text:c="16"/><text:span text:style-name="T2">virtual</text:span> ~<text:span text:style-name="T3">VolumePassword</text:span> ();</text:p>
      <text:p text:style-name="P6">…</text:p>
      <text:p text:style-name="P4">}</text:p>
      <text:p text:style-name="P28">Warning can be removed <text:s/>by specifying "explicit":CONSTRUCTOR</text:p>
      <text:p text:style-name="P11"/>
      <text:p text:style-name="P11"/>
      <text:p text:style-name="P20">'Volume/Keyfile.h:27:noExplicitConstructor:Class 'Keyfile' has a constructor with 1 argument that is not explicit.'</text:p>
      <text:p text:style-name="P6"><text:s text:c="4"/><text:span text:style-name="T2">class</text:span> Keyfile <text:span text:style-name="T2">//inherit</text:span> <text:span text:style-name="T2">from</text:span> <text:span text:style-name="T2">QFile</text:span></text:p>
      <text:p text:style-name="P6"><text:s text:c="8"/>{</text:p>
      <text:p text:style-name="P6"><text:s text:c="8"/><text:span text:style-name="T2">public</text:span>:</text:p>
      <text:p text:style-name="P6"><text:s text:c="8"/><text:span text:style-name="T5">Keyfile (</text:span><text:span text:style-name="T6">const</text:span><text:span text:style-name="T5"> FilePath &amp;path){ (void)path; }</text:span></text:p>
      <text:p text:style-name="P85"><text:s text:c="8"/><text:span text:style-name="T2">virtual</text:span> ~<text:span text:style-name="T3">Keyfile</text:span> () { }</text:p>
      <text:p text:style-name="P61">…</text:p>
      <text:p text:style-name="P59">}</text:p>
      <text:p text:style-name="P28">Warning can be removed <text:s/>by specifying "explicit":CONSTRUCTOR</text:p>
      <text:p text:style-name="P11"/>
      <text:p text:style-name="P11"/>
      <text:p text:style-name="P20">'Volume/VolumeHeader.h:49:noExplicitConstructor:Class 'VolumeHeader' has a constructor with 1 argument that is not explicit.'</text:p>
      <text:p text:style-name="P5"><text:span text:style-name="T2">class</text:span> VolumeHeader</text:p>
      <text:p text:style-name="P6"><text:s text:c="8"/>{</text:p>
      <text:p text:style-name="P6"><text:s text:c="8"/><text:span text:style-name="T2">public</text:span>:</text:p>
      <text:p text:style-name="P6"><text:s text:c="16"/><text:span text:style-name="T5">VolumeHeader (quint32 HeaderSize);</text:span></text:p>
      <text:p text:style-name="P6"><text:s text:c="16"/><text:span text:style-name="T2">virtual</text:span> ~<text:span text:style-name="T3">VolumeHeader</text:span> ();</text:p>
      <text:p text:style-name="P60">…</text:p>
      <text:p text:style-name="P60">}</text:p>
      <text:p text:style-name="P28">Warning can be removed <text:s/>by specifying "explicit":CONSTRUCTOR</text:p>
      <text:p text:style-name="P11"/>
      <text:p text:style-name="P11"/>
      <text:p text:style-name="P20">'/home/quentin/gostcrypt/gostcrypt2_src/Core/CoreRequest.h:33:noExplicitConstructor:Struct 'ProgressTrackingParameters' has a constructor with 1 argument that is not explicit.'</text:p>
      <text:p text:style-name="P6"><text:span text:style-name="T2">struct</text:span> ProgressTrackingParameters</text:p>
      <text:p text:style-name="P6">{</text:p>
      <text:p text:style-name="P7"><text:s text:c="4"/>ProgressTrackingParameters(quint32 requestId) : requestId(requestId), start(0), end(1) {}</text:p>
      <text:p text:style-name="P6"><text:s text:c="4"/>ProgressTrackingParameters() : start(0), end(1) {}</text:p>
      <text:p text:style-name="P85"><text:s text:c="4"/>ProgressTrackingParameters(ProgressTrackingParameters &amp;parent, qreal subStart, qreal subEnd) : requestId(parent.requestId), start(parent.end*subStart+parent.start*(1-subStart)), end(parent.end*subEnd+parent.start*(1-subEnd)) {}</text:p>
      <text:p text:style-name="P85">…</text:p>
      <text:p text:style-name="P84"><text:soft-page-break/>}</text:p>
      <text:p text:style-name="P28">Warning can be removed <text:s/>by specifying "explicit":CONSTRUCTOR</text:p>
      <text:p text:style-name="P11"/>
      <text:p text:style-name="P11"/>
      <text:p text:style-name="P20">'/home/quentin/gostcrypt/gostcrypt2_src/Core/Service.h:28:noExplicitConstructor:Class 'Service' has a constructor with 1 argument that is not explicit.'</text:p>
      <text:p text:style-name="P9"><text:span text:style-name="T11"><text:s text:c="3"/></text:span><text:span text:style-name="T12"><text:s text:c="2"/></text:span><text:span text:style-name="T13">class</text:span><text:span text:style-name="T12"> Service : </text:span><text:span text:style-name="T13">public</text:span><text:span text:style-name="T12"> QObject</text:span></text:p>
      <text:p text:style-name="P6"><text:s text:c="16"/>{</text:p>
      <text:p text:style-name="P6"><text:s text:c="24"/>Q_OBJECT</text:p>
      <text:p text:style-name="P6"><text:s text:c="16"/><text:span text:style-name="T2">public</text:span>:</text:p>
      <text:p text:style-name="P6"><text:s text:c="24"/><text:span text:style-name="T5">Service(QString serviceName);</text:span></text:p>
      <text:p text:style-name="P92">…</text:p>
      <text:p text:style-name="P89">}</text:p>
      <text:p text:style-name="P28">Warning can be removed <text:s/>by specifying "explicit":CONSTRUCTO<text:span text:style-name="T14">R</text:span></text:p>
      <text:p text:style-name="P11"/>
      <text:p text:style-name="P28"/>
      <text:p text:style-name="P20">'/home/quentin/gostcrypt/gostcrypt2_src/Core/CoreBase.cpp:50:postfixOperator:Prefer prefix ++/-- operators for non-primitive types.'</text:p>
      <text:p text:style-name="P20">'/home/quentin/gostcrypt/gostcrypt2_src/Core/CoreBase.cpp:71:postfixOperator:Prefer prefix ++/-- operators for non-primitive types.'</text:p>
      <text:p text:style-name="P20">'/home/quentin/gostcrypt/gostcrypt2_src/Core/CoreBase.cpp:244:postfixOperator:Prefer prefix ++/-- operators for non-primitive types.'</text:p>
      <text:p text:style-name="P20">'/home/quentin/gostcrypt/gostcrypt2_src/Core/CoreBase.cpp:257:postfixOperator:Prefer prefix ++/-- operators for non-primitive types.'</text:p>
      <text:p text:style-name="P2"><text:s/><text:span text:style-name="T2">for</text:span>(GostCrypt::Volume::EncryptionAlgorithmList::iterator algorithm = algorithms.begin(); algorithm != algorithms.end(); <text:span text:style-name="T15">algorithm</text:span><text:span text:style-name="T16">++</text:span>)</text:p>
      <text:p text:style-name="P8"><text:s/><text:tab/>{</text:p>
      <text:p text:style-name="P95"><text:tab/><text:tab/>…</text:p>
      <text:p text:style-name="P95"><text:tab/><text:span text:style-name="T20">}</text:span></text:p>
      <text:p text:style-name="P95">…</text:p>
      <text:p text:style-name="P2"><text:span text:style-name="T2">for</text:span> (GostCrypt::Volume::Pkcs5KdfList::iterator pkcs = pkcss.begin(); pkcs != pkcss.end(); <text:span text:style-name="T15">pkcs</text:span><text:span text:style-name="T16">++</text:span>)</text:p>
      <text:p text:style-name="P8"><text:s text:c="5"/>{</text:p>
      <text:p text:style-name="P8"><text:tab/><text:tab/>...</text:p>
      <text:p text:style-name="P95"><text:tab/><text:span text:style-name="T20">}</text:span></text:p>
      <text:p text:style-name="P95">…</text:p>
      <text:p text:style-name="P2"><text:s/><text:span text:style-name="T2">for</text:span> (GostCrypt::Volume::EncryptionAlgorithmList::iterator ea = eas.begin(); ea != eas.end(); <text:span text:style-name="T15">ea</text:span><text:span text:style-name="T16">++</text:span>)</text:p>
      <text:p text:style-name="P8"><text:s/><text:tab/>{</text:p>
      <text:p text:style-name="P95"><text:tab/><text:tab/>…</text:p>
      <text:p text:style-name="P95"><text:tab/><text:span text:style-name="T21">}</text:span></text:p>
      <text:p text:style-name="P95">….</text:p>
      <text:p text:style-name="P2"><text:s text:c="5"/><text:span text:style-name="T2">for</text:span> (GostCrypt::Volume::Pkcs5KdfList::iterator pkcs = pkcss.begin(); pkcs != pkcss.end(); <text:span text:style-name="T15">pkcs</text:span><text:span text:style-name="T16">++</text:span>)</text:p>
      <text:p text:style-name="P8"><text:soft-page-break/><text:s text:c="5"/><text:tab/>{</text:p>
      <text:p text:style-name="P8"><text:tab/><text:tab/>...</text:p>
      <text:p text:style-name="P95"><text:tab/><text:span text:style-name="T21">}</text:span><text:tab/></text:p>
      <text:p text:style-name="P96">To resolve these warnings you have to pass the operator ++/-- in prefix and not in postfix (++« it »).</text:p>
      <text:p text:style-name="P11"/>
      <text:p text:style-name="P96"/>
      <text:p text:style-name="P20">'/home/quentin/gostcrypt/gostcrypt2_src/Core/CoreRequest.cpp:258:uninitMemberVar:Member variable '<text:span text:style-name="T22">MountVolumeRequest</text:span>::isDevice' is not initialized in the constructor.'</text:p>
      <text:p text:style-name="P8">MountVolumeRequest::MountVolumeRequest()</text:p>
      <text:p text:style-name="P8">{</text:p>
      <text:p text:style-name="P8"><text:s text:c="4"/><text:span text:style-name="T2">this</text:span>-&gt;doMount = <text:span text:style-name="T2">true</text:span>;</text:p>
      <text:p text:style-name="P8"><text:s text:c="4"/><text:span text:style-name="T2">this</text:span>-&gt;fileSystemType = "vfat";</text:p>
      <text:p text:style-name="P8"><text:s text:c="4"/><text:span text:style-name="T2">this</text:span>-&gt;preserveTimestamps = <text:span text:style-name="T2">false</text:span>;</text:p>
      <text:p text:style-name="P8"><text:s text:c="4"/><text:span text:style-name="T2">this</text:span>-&gt;protection = Volume::VolumeProtection::Enum::<text:span text:style-name="T2">None</text:span>;</text:p>
      <text:p text:style-name="P8"><text:s text:c="4"/><text:span text:style-name="T2">this</text:span>-&gt;sharedAccessAllowed = <text:span text:style-name="T2">false</text:span>;</text:p>
      <text:p text:style-name="P8"><text:s text:c="4"/><text:span text:style-name="T2">this</text:span>-&gt;useBackupHeaders = <text:span text:style-name="T2">false</text:span>;</text:p>
      <text:p text:style-name="P8"><text:s text:c="4"/><text:span text:style-name="T2">this</text:span>-&gt;forVolumeCreation = <text:span text:style-name="T2">false</text:span>;</text:p>
      <text:p text:style-name="P8">}</text:p>
      <text:p text:style-name="P29">To resolve this warning you have to initialized IsDevice (<text:span text:style-name="T2">this</text:span>-&gt;isDevice = <text:span text:style-name="T2">false</text:span>;) <text:s/>in the constructor</text:p>
      <text:p text:style-name="P11"/>
      <text:p text:style-name="P11"/>
      <text:p text:style-name="P20">'/home/quentin/gostcrypt/gostcrypt2_src/Core/loopdevlib/blkdev.h:89:unusedStructMember:struct member 'hd_geometry::heads' is never used.'</text:p>
      <text:p text:style-name="P20">'/home/quentin/gostcrypt/gostcrypt2_src/Core/loopdevlib/blkdev.h:90:unusedStructMember:struct member 'hd_geometry::sectors' is never used.'</text:p>
      <text:p text:style-name="P20">'/home/quentin/gostcrypt/gostcrypt2_src/Core/loopdevlib/blkdev.h:91:unusedStructMember:struct member 'hd_geometry::cylinders' is never used.'</text:p>
      <text:p text:style-name="P20">'/home/quentin/gostcrypt/gostcrypt2_src/Core/loopdevlib/blkdev.h:92:unusedStructMember:struct member 'hd_geometry::start' is never used.'</text:p>
      <text:p text:style-name="P30">To resolve these warnings remove the struct hd_geometry because it is never used.</text:p>
      <text:p text:style-name="P11"/>
      <text:p text:style-name="P11"/>
      <text:p text:style-name="P20">'/home/quentin/gostcrypt/gostcrypt2_src/Core/loopdevlib/canonicalize.c:76:variableScope:The scope of the variable 'p' can be reduced.'</text:p>
      <text:p text:style-name="P8">char *<text:span text:style-name="T23">canonicalize_path_restricted</text:span>(<text:span text:style-name="T2">const</text:span> char *path)</text:p>
      <text:p text:style-name="P8">{</text:p>
      <text:p text:style-name="P8"><text:s text:c="4"/>char *canonical, <text:span text:style-name="T17">char *p = NULL</text:span><text:span text:style-name="T24"> ;</text:span></text:p>
      <text:p text:style-name="P8"><text:s text:c="8"/>int errsv;</text:p>
      <text:p text:style-name="P8"><text:s text:c="8"/>uid_t euid;</text:p>
      <text:p text:style-name="P86"><text:s text:c="8"/>gid_t egid;</text:p>
      <text:p text:style-name="P8"><text:s text:c="8"/><text:span text:style-name="T2">if</text:span> (!path || !*path)</text:p>
      <text:p text:style-name="P86"><text:s text:c="16"/><text:span text:style-name="T2">return</text:span> NULL;</text:p>
      <text:p text:style-name="P8"><text:s text:c="4"/>...</text:p>
      <text:p text:style-name="P8"><text:s text:c="8"/>canonical = realpath(path, NULL);</text:p>
      <text:p text:style-name="P8"><text:s text:c="8"/><text:span text:style-name="T2">if</text:span> (canonical) {</text:p>
      <text:p text:style-name="P8"><text:s text:c="8"/><text:span text:style-name="T15">p = strrchr(canonical, '/')</text:span>;</text:p>
      <text:p text:style-name="P8"><text:s text:c="16"/><text:span text:style-name="T2">if</text:span> (p &amp;&amp; strncmp(p, "/dm-", 4) == 0 &amp;&amp; isdigit(*(p + 4))) {</text:p>
      <text:p text:style-name="P8"><text:s text:c="24"/>char *dm = canonicalize_dm_name(p + 1);</text:p>
      <text:p text:style-name="P8"><text:s text:c="24"/><text:span text:style-name="T2">if</text:span> (dm) {</text:p>
      <text:p text:style-name="P8"><text:soft-page-break/><text:s text:c="32"/>free(canonical);</text:p>
      <text:p text:style-name="P8"><text:s text:c="32"/>canonical = dm;</text:p>
      <text:p text:style-name="P8"><text:s text:c="24"/>}</text:p>
      <text:p text:style-name="P8"><text:s text:c="16"/>}</text:p>
      <text:p text:style-name="P95"><text:tab/><text:tab/>…</text:p>
      <text:p text:style-name="P93">}</text:p>
      <text:p text:style-name="P31">To resolve this warning create the variable in child’s scope (when we need it).</text:p>
      <text:p text:style-name="P11"/>
      <text:p text:style-name="P11"/>
      <text:p text:style-name="P20">'/home/quentin/gostcrypt/gostcrypt2_src/Crypto/GostCipher.c:70:redundantAssignment:Variable 'n1' is reassigned a value before the old one has been used.'</text:p>
      <text:p text:style-name="P20">'/home/quentin/gostcrypt/gostcrypt2_src/Crypto/GostCipher.c:71:redundantAssignment:Variable 'n2' is reassigned a value before the old one has been used.'</text:p>
      <text:p text:style-name="P20">'/home/quentin/gostcrypt/gostcrypt2_src/Crypto/GostCipher.c:127:redundantAssignment:Variable 'n1' is reassigned a value before the old one has been used.'</text:p>
      <text:p text:style-name="P20">'/home/quentin/gostcrypt/gostcrypt2_src/Crypto/GostCipher.c:128:redundantAssignment:Variable 'n2' is reassigned a value before the old one has been used.'</text:p>
      <text:p text:style-name="P102"><text:span text:style-name="T26">Remove n1=0 and n2 = 0 at the beginning of the functions </text:span><text:span text:style-name="T27">gost_encrypt </text:span><text:span text:style-name="T28">&amp; gost_decrypt</text:span></text:p>
      <text:p text:style-name="P32">because they are useless.</text:p>
      <text:p text:style-name="P11"/>
      <text:p text:style-name="P11"/>
      <text:p text:style-name="P20">'/home/quentin/gostcrypt/gostcrypt2_src/Crypto/GostHash.c:156:variableScope:The scope of the variable 'sum' can be reduced.'</text:p>
      <text:p text:style-name="P8"><text:span text:style-name="T2">static</text:span> void <text:span text:style-name="T23">add_blocks</text:span> (quint8 *T, quint8 *F, gst_dword len)</text:p>
      <text:p text:style-name="P8">{</text:p>
      <text:p text:style-name="P8"><text:s text:c="8"/>gst_dword i;</text:p>
      <text:p text:style-name="P8"><text:s text:c="8"/>gst_word carry = 0;</text:p>
      <text:p text:style-name="P8"><text:s text:c="3"/><text:span text:style-name="T15"><text:s text:c="5"/>gst_word sum;</text:span></text:p>
      <text:p text:style-name="P8"><text:s text:c="8"/><text:span text:style-name="T2">for</text:span> (i = 0; i &lt; len; i++)</text:p>
      <text:p text:style-name="P8"><text:s text:c="8"/>{</text:p>
      <text:p text:style-name="P8"><text:s text:c="16"/><text:span text:style-name="T15">sum = (gst_word)T[i] + (gst_word)F[i] + carry;</text:span></text:p>
      <text:p text:style-name="P8"><text:s text:c="16"/>T[i] = (quint8)sum &amp; 0xFF;</text:p>
      <text:p text:style-name="P8"><text:s text:c="16"/>carry = sum &gt;&gt; 8;</text:p>
      <text:p text:style-name="P8"><text:s text:c="8"/>}</text:p>
      <text:p text:style-name="P8">}</text:p>
      <text:p text:style-name="P31">To resolve this warning create the variable in child’s scope (when we need it).</text:p>
      <text:p text:style-name="P11"/>
      <text:p text:style-name="P11"/>
      <text:p text:style-name="P20">'/home/quentin/gostcrypt/gostcrypt2_src/Crypto/GostHash.c:264:variableScope:The scope of the variable 'add_bytes' can be reduced.'</text:p>
      <text:p text:style-name="P8">void <text:span text:style-name="T23">GOSTHASH_add</text:span> (quint8 *block, gst_udword len, gost_hash_ctx *ctx)</text:p>
      <text:p text:style-name="P8">{</text:p>
      <text:p text:style-name="P86"><text:s text:c="8"/><text:span text:style-name="T15">gst_udword add_bytes;</text:span></text:p>
      <text:p text:style-name="P8"><text:s text:c="8"/>quint8 *curptr = block;</text:p>
      <text:p text:style-name="P86"><text:s text:c="8"/>quint8 *barrier = block + (len - 32); <text:span text:style-name="T2">//In</text:span> <text:span text:style-name="T2">order</text:span> <text:span text:style-name="T2">that</text:span> <text:span text:style-name="T2">curptr</text:span> <text:span text:style-name="T2">+=</text:span> <text:span text:style-name="T2">32</text:span> <text:span text:style-name="T2">won't</text:span> <text:span text:style-name="T2">overshoot</text:span> <text:span text:style-name="T2">len.</text:span></text:p>
      <text:p text:style-name="P8"><text:s text:c="8"/><text:span text:style-name="T2">if</text:span> (ctx-&gt;left) <text:span text:style-name="T2">//There</text:span> <text:span text:style-name="T2">are</text:span> <text:span text:style-name="T2">unsigned</text:span> <text:span text:style-name="T2">chars</text:span> <text:span text:style-name="T2">left</text:span> <text:span text:style-name="T2">from</text:span> <text:span text:style-name="T2">the</text:span> <text:span text:style-name="T2">last</text:span> <text:span text:style-name="T2">GOSTHASH_add</text:span></text:p>
      <text:p text:style-name="P8"><text:soft-page-break/><text:s text:c="8"/>{</text:p>
      <text:p text:style-name="P8"><text:s text:c="16"/><text:span text:style-name="T15">add_bytes = (32 - ctx-&gt;left) &gt; len ? len : (32 - ctx-&gt;left);</text:span></text:p>
      <text:p text:style-name="P8"><text:s text:c="16"/>copy_blocks(ctx-&gt;remainder + (quint8)ctx-&gt;left, block, (gst_dword)add_bytes);</text:p>
      <text:p text:style-name="P64">…</text:p>
      <text:p text:style-name="P62">}</text:p>
      <text:p text:style-name="P31">To resolve this warning create the variable in child’s scope (when we need it).</text:p>
      <text:p text:style-name="P11"/>
      <text:p text:style-name="P11"/>
      <text:p text:style-name="P20">'/home/quentin/gostcrypt/gostcrypt2_src/Crypto/Stribog.c:630:variableScope:The scope of the variable 'tmp' can be reduced.'</text:p>
      <text:p text:style-name="P2"><text:span text:style-name="T2">static</text:span> void <text:span text:style-name="T23">Add512</text:span> (quint8 *dest, <text:span text:style-name="T2">const</text:span> quint8 *a, <text:span text:style-name="T2">const</text:span> quint8 *b)</text:p>
      <text:p text:style-name="P8">{</text:p>
      <text:p text:style-name="P8"><text:s text:c="8"/>quint8 carry = 0;</text:p>
      <text:p text:style-name="P8"><text:s text:c="4"/><text:tab/> <text:s/>gst_dword i;</text:p>
      <text:p text:style-name="P8"><text:tab/> <text:span text:style-name="T15"><text:s/></text:span><text:span text:style-name="T18">quint8 tmp ;</text:span></text:p>
      <text:p text:style-name="P8"><text:s text:c="8"/><text:span text:style-name="T2">for</text:span> (i = 63; i &gt;= 0; i--)</text:p>
      <text:p text:style-name="P8"><text:s text:c="8"/>{</text:p>
      <text:p text:style-name="P8"><text:s text:c="8"/><text:tab/> <text:s text:c="2"/><text:span text:style-name="T15"><text:s/>tmp = a[i] + b[i] + carry;</text:span></text:p>
      <text:p text:style-name="P8"><text:s text:c="16"/>carry = (quint8)((gst_uword)(a[i] + b[i]) &gt;&gt; 8);</text:p>
      <text:p text:style-name="P8"><text:s text:c="16"/>dest[i] = tmp;</text:p>
      <text:p text:style-name="P8"><text:s text:c="8"/>}</text:p>
      <text:p text:style-name="P8">}</text:p>
      <text:p text:style-name="P31">To resolve this warning create the variable in child’s scope (when we need it).</text:p>
      <text:p text:style-name="P11"/>
      <text:p text:style-name="P11"/>
      <text:p text:style-name="P20">'Core/CoreRequest.h:33:noExplicitConstructor:Struct 'ProgressTrackingParameters' has a constructor with 1 argument that is not explicit.'</text:p>
      <text:p text:style-name="P8"><text:span text:style-name="T2">struct</text:span> ProgressTrackingParameters</text:p>
      <text:p text:style-name="P8">{</text:p>
      <text:p text:style-name="P8"><text:s text:c="4"/><text:span text:style-name="T2">explicit</text:span> ProgressTrackingParameters(quint32 requestId) : requestId(requestId), start(0), end(1) {}</text:p>
      <text:p text:style-name="P8"><text:s text:c="3"/><text:span text:style-name="T15"><text:s/></text:span><text:span text:style-name="T19"><text:s/></text:span><text:span text:style-name="T15">ProgressTrackingParameters() : start(0), end(1) {}</text:span></text:p>
      <text:p text:style-name="P87"><text:s text:c="5"/>ProgressTrackingParameters(ProgressTrackingParameters &amp;parent, qreal subStart, qreal subEnd) : requestId(parent.requestId), start(parent.end*subStart+parent.start*(1-subStart)), end(parent.end*subEnd+parent.start*(1-subEnd)) {}</text:p>
      <text:p text:style-name="P8"><text:s text:c="4"/>quint32 requestId;</text:p>
      <text:p text:style-name="P8"><text:s text:c="4"/>qreal start;</text:p>
      <text:p text:style-name="P8"><text:s text:c="4"/>qreal end;</text:p>
      <text:p text:style-name="P8"><text:s text:c="4"/>DEC_SERIALIZABLE(ProgressTrackingParameters);</text:p>
      <text:p text:style-name="P8">};</text:p>
      <text:p text:style-name="P28">Warning can be removed <text:s/>by specifying "explicit":CONSTRUCTOR</text:p>
      <text:p text:style-name="P11"/>
      <text:p text:style-name="P11"/>
      <text:p text:style-name="P20">'/home/quentin/gostcrypt/gostcrypt2_src/UI/GraphicInterface.h:52:uninitMemberVar:Member variable 'MyGuiApplication::mGI' is not initialized in the constructor.'</text:p>
      <text:p text:style-name="P8"><text:span text:style-name="T2">class</text:span> MyGuiApplication : <text:span text:style-name="T2">public</text:span> QApplication {</text:p>
      <text:p text:style-name="P8">Q_OBJECT</text:p>
      <text:p text:style-name="P8"><text:span text:style-name="T2">public</text:span>:</text:p>
      <text:p text:style-name="P8"><text:s text:c="4"/><text:span text:style-name="T5">MyGuiApplication(int&amp; argc, char** argv) : QApplication(argc, argv) {}</text:span></text:p>
      <text:p text:style-name="P8"><text:s text:c="4"/>bool <text:span text:style-name="T3">notify</text:span>(QObject* receiver, QEvent* event);</text:p>
      <text:p text:style-name="P8"><text:s text:c="4"/>void <text:span text:style-name="T23">setGI</text:span>(GraphicInterface* gi) { <text:span text:style-name="T5">mGI</text:span> = gi; }</text:p>
      <text:p text:style-name="P64">…</text:p>
      <text:p text:style-name="P65"><text:soft-page-break/>}</text:p>
      <text:p text:style-name="P33">To resolve this warning we have to initialized the pointer mGI to nullptr</text:p>
      <text:p text:style-name="P11"/>
      <text:p text:style-name="P11"/>
      <text:p text:style-name="P16">'/home/quentin/gostcrypt/gostcrypt2_src/UI/SecureTextField.h:10:noExplicitConstructor:Class 'SecureTextField' has a constructor with 1 argument that is not explicit.'</text:p>
      <text:p text:style-name="P2"><text:span text:style-name="T2">class</text:span> SecureTextField : <text:span text:style-name="T2">public</text:span> QObject</text:p>
      <text:p text:style-name="P8">{</text:p>
      <text:p text:style-name="P8"><text:s text:c="4"/>Q_OBJECT</text:p>
      <text:p text:style-name="P8"><text:span text:style-name="T2">public</text:span>:</text:p>
      <text:p text:style-name="P8"><text:s text:c="4"/><text:span text:style-name="T5">SecureTextField(QObject *parent = 0) { (void)parent; }</text:span></text:p>
      <text:p text:style-name="P95">…</text:p>
      <text:p text:style-name="P94">}</text:p>
      <text:p text:style-name="P28">Warning can be removed <text:s/>by specifying "explicit":CONSTRUCTOR</text:p>
      <text:p text:style-name="P11"/>
      <text:p text:style-name="P11"/>
      <text:p text:style-name="P20">'/home/quentin/gostcrypt/gostcrypt2_src/Volume/EncryptionThreadPool.cpp:28:variableScope:The scope of the variable 'workItem' can be reduced.'</text:p>
      <text:p text:style-name="P8">void EncryptionThreadPool::<text:span text:style-name="T23">DoWork</text:span> (WorkType::Enum type, <text:span text:style-name="T2">const</text:span> EncryptionMode *encryptionMode, quint8 *data, quint64 startUnitNo, quint64 unitCount, size_t sectorSize)</text:p>
      <text:p text:style-name="P8"><text:s text:c="8"/>{</text:p>
      <text:p text:style-name="P8"><text:s text:c="16"/>size_t fragmentCount;</text:p>
      <text:p text:style-name="P8"><text:s text:c="16"/>size_t unitsPerFragment;</text:p>
      <text:p text:style-name="P86"><text:s text:c="16"/>size_t remainder;</text:p>
      <text:p text:style-name="P8"><text:s text:c="8"/>quint8 *fragmentData;</text:p>
      <text:p text:style-name="P86"><text:s text:c="8"/>quint64 fragmentStartUnitNo;</text:p>
      <text:p text:style-name="P8"><text:s text:c="15"/><text:span text:style-name="T15"><text:s/>WorkItem *workItem ;</text:span></text:p>
      <text:p text:style-name="P64">…</text:p>
      <text:p text:style-name="P8"><text:span text:style-name="T2">while</text:span> (fragmentCount-- &gt; 0)</text:p>
      <text:p text:style-name="P8"><text:s text:c="24"/>{</text:p>
      <text:p text:style-name="P86"><text:s text:c="32"/><text:span text:style-name="T15">workItem = &amp;WorkItemQueue[EnqueuePosition++];</text:span></text:p>
      <text:p text:style-name="P8"><text:s text:c="32"/><text:span text:style-name="T2">if</text:span> (EnqueuePosition &gt;= QueueSize)</text:p>
      <text:p text:style-name="P86"><text:s text:c="40"/>EnqueuePosition = 0;</text:p>
      <text:p text:style-name="P64">…</text:p>
      <text:p text:style-name="P63">}</text:p>
      <text:p text:style-name="P31">To resolve this warning create the variable in child’s scope (when we need it).</text:p>
      <text:p text:style-name="P11"/>
      <text:p text:style-name="P11"/>
      <text:p text:style-name="P20">'/home/quentin/gostcrypt/gostcrypt2_src/Volume/EncryptionThreadPool.cpp:212:variableScope:The scope of the variable 'workItem' can be reduced.'</text:p>
      <text:p text:style-name="P8"><text:s/>void EncryptionThread::<text:span text:style-name="T3">run</text:span>()</text:p>
      <text:p text:style-name="P8"><text:s text:c="4"/>{</text:p>
      <text:p text:style-name="P8"><text:s text:c="16"/><text:span text:style-name="T2">try</text:span></text:p>
      <text:p text:style-name="P8"><text:s text:c="16"/>{</text:p>
      <text:p text:style-name="P8"><text:tab/><text:tab/><text:tab/><text:span text:style-name="T5">EncryptionThreadPool::WorkItem *workItem;</text:span></text:p>
      <text:p text:style-name="P8"><text:s text:c="11"/><text:tab/><text:tab/><text:span text:style-name="T2">while</text:span> (!EncryptionThreadPool::StopPending)</text:p>
      <text:p text:style-name="P8"><text:s text:c="24"/>{</text:p>
      <text:p text:style-name="P8"><text:soft-page-break/><text:s text:c="32"/>{</text:p>
      <text:p text:style-name="P86"><text:s text:c="20"/>QMutexLocker lock (&amp;EncryptionThreadPool::DequeueMutex);</text:p>
      <text:p text:style-name="P86"><text:tab/><text:tab/><text:tab/> <text:s/>workItem = &amp;EncryptionThreadPool::WorkItemQueue[EncryptionThreadPool::DequeuePosition++];</text:p>
      <text:p text:style-name="P64">…</text:p>
      <text:p text:style-name="P63">}</text:p>
      <text:p text:style-name="P20"/>
      <text:p text:style-name="P31">To resolve this warning create the variable in child’s scope (when we need it).</text:p>
      <text:p text:style-name="P11"/>
      <text:p text:style-name="P11"/>
      <text:p text:style-name="P20">'/home/quentin/gostcrypt/gostcrypt2_src/Core/loopdevlib/blkdev.c:279:unusedFunction:The function 'blkdev_get_geometry' is never used. </text:p>
      <text:p text:style-name="P30">To resolve this warning remove the function.</text:p>
      <text:p text:style-name="P11"/>
      <text:p text:style-name="P11"/>
      <text:p text:style-name="P20">'Volume/VolumePath.h:14:noExplicitConstructor:Class 'VolumePath' has a constructor with 1 argument that is not explicit.'</text:p>
      <text:p text:style-name="P20">'Volume/VolumePath.h:15:noExplicitConstructor:Class 'VolumePath' has a constructor with 1 argument that is not explicit.'</text:p>
      <text:p text:style-name="P6"><text:span text:style-name="T4">c</text:span><text:span text:style-name="T2">lass</text:span> VolumePath </text:p>
      <text:p text:style-name="P6">{</text:p>
      <text:p text:style-name="P6"><text:span text:style-name="T2">public</text:span>:</text:p>
      <text:p text:style-name="P6"><text:s text:c="8"/>VolumePath () { }</text:p>
      <text:p text:style-name="P6"><text:s text:c="3"/><text:span text:style-name="T5"><text:s/>VolumePath (</text:span><text:span text:style-name="T6">const</text:span><text:span text:style-name="T5"> std::wstring &amp;path):Data(path) { <text:s/>}</text:span></text:p>
      <text:p text:style-name="P83"><text:s text:c="4"/>VolumePath (<text:span text:style-name="T2">const</text:span> FilePath &amp;path):Data(path) { <text:s/>}</text:p>
      <text:p text:style-name="P61">…</text:p>
      <text:p text:style-name="P60">}</text:p>
      <text:p text:style-name="P34">This part of the code will be not used a the end of the project. This problem will be resolved soon.</text:p>
      <text:p text:style-name="P11"/>
      <text:p text:style-name="P66"/>
      <text:p text:style-name="P20">'/home/quentin/gostcrypt/gostcrypt2_src/UI/Parser.h:22:noExplicitConstructor:Class 'ParseException' has a constructor with 1 argument that is not explicit.'</text:p>
      <text:p text:style-name="P67"><text:span text:style-name="T34">Cas particulier 2eme constructor,</text:span><text:span text:style-name="T35">ParseException</text:span><text:span text:style-name="T36">(</text:span><text:span text:style-name="T37">const</text:span><text:span text:style-name="T11"> </text:span><text:span text:style-name="T35">ParseException</text:span><text:span text:style-name="T11"> </text:span><text:span text:style-name="T36">&amp;p)</text:span><text:span text:style-name="T11"> </text:span><text:span text:style-name="T36">:</text:span><text:span text:style-name="T11"> </text:span>message<text:span text:style-name="T36">(p.</text:span>message<text:span text:style-name="T36">)</text:span><text:span text:style-name="T11"> </text:span><text:span text:style-name="T36">{}</text:span></text:p>
      <text:p text:style-name="P12"><text:s/></text:p>
      <text:p text:style-name="P13"/>
      <text:p text:style-name="P20">'/home/quentin/gostcrypt/gostcrypt2_src/Volume/VolumePassword.h:26:noExplicitConstructor:Class 'VolumePassword' has a constructor with 1 argument that is not explicit.'</text:p>
      <text:p text:style-name="P35">The file was modified before, have to be checked another time.</text:p>
      <text:p text:style-name="P13"><text:s/></text:p>
      <text:p text:style-name="P13"/>
      <text:p text:style-name="P20">'/home/quentin/gostcrypt/gostcrypt2_src/Volume/Keyfile.h:27:noExplicitConstructor:Class 'Keyfile' has a constructor with 1 argument that is not explicit.'</text:p>
      <text:p text:style-name="P35">The file was modified before, have to be checked another time.</text:p>
      <text:p text:style-name="P20"><text:soft-page-break/>'/home/quentin/gostcrypt/gostcrypt2_src/Volume/Pkcs5Kdf.h:42:functionStatic:Technically the member function 'GostCrypt::Volume::Pkcs5Kdf::ValidateParameters' can be static.'</text:p>
      <text:p text:style-name="P36">This File <text:span text:style-name="T38">has been </text:span>ren<text:span text:style-name="T38">ame</text:span>.</text:p>
      <text:p text:style-name="P13"/>
      <text:p text:style-name="P13"/>
      <text:p text:style-name="P20">'/home/quentin/gostcrypt/gostcrypt2_src/Volume/VolumePath.h:14:useInitializationList:Variable 'Data' is assigned in constructor body. Consider performing initialization in initialization list.'</text:p>
      <text:p text:style-name="P20">'/home/quentin/gostcrypt/gostcrypt2_src/Volume/VolumePath.h:15:useInitializationList:Variable 'Data' is assigned in constructor body. Consider performing initialization in initialization list.'</text:p>
      <text:p text:style-name="P37">Already done.</text:p>
      <text:p text:style-name="P11"/>
      <text:p text:style-name="P11"/>
      <text:p text:style-name="P20">'/home/quentin/gostcrypt/gostcrypt2_src/Volume/Volume.cpp:148:variableScope:The scope of the variable 'hostDeviceSectorSize' can be reduced.'</text:p>
      <text:p text:style-name="P20">'/home/quentin/gostcrypt/gostcrypt2_src/Volume/Volume.cpp:150:unreadVariable:Variable 'hostDeviceSectorSize' is assigned a value that is never used.'</text:p>
      <text:p text:style-name="P20">'/home/quentin/gostcrypt/gostcrypt2_src/Volume/Volume.cpp:192:unreadVariable:Variable 'mode' is assigned a value that is never used.'</text:p>
      <text:p text:style-name="P35">The file was modified before, <text:span text:style-name="T39">and the variable removed , </text:span>have to be checked another time.</text:p>
      <text:p text:style-name="P14"/>
      <text:p text:style-name="P66"/>
      <text:p text:style-name="P20">'/home/quentin/gostcrypt/gostcrypt2_src/Volume/VolumePath.h:14:noExplicitConstructor:Class 'VolumePath' has a constructor with 1 argument that is not explicit.'</text:p>
      <text:p text:style-name="P20">'/home/quentin/gostcrypt/gostcrypt2_src/Volume/VolumePath.h:15:noExplicitConstructor:Class 'VolumePath' has a constructor with 1 argument that is not explicit.'</text:p>
      <text:p text:style-name="P38">The file was modified before, have to be checked another time.</text:p>
      <text:p text:style-name="P15"/>
      <text:p text:style-name="P15"/>
      <text:p text:style-name="P20">'/home/quentin/gostcrypt/gostcrypt2_src/Core/loopdevlib/loopdev.c:292:clarifyCalculation:Clarify calculation precedence for '&amp;' and '?'.'</text:p>
      <text:p text:style-name="P19">'/home/quentin/gostcrypt/gostcrypt2_src/Core/loopdevlib/loopdev.c:295:clarifyCalculation:Clarify calculation precedence for '&amp;' and '?'.'</text:p>
      <text:p text:style-name="P39">Put some parenthesis to clarify te calculation</text:p>
      <text:p text:style-name="P14"/>
      <text:p text:style-name="P14"/>
      <text:p text:style-name="P20">'/home/quentin/gostcrypt/gostcrypt2_src/Volume/VolumeHeader.h:49:noExplicitConstructor:Class 'VolumeHeader' has a constructor with 1 argument that is not explicit.'</text:p>
      <text:p text:style-name="P38">The file was modified before, have to be checked another time.</text:p>
      <text:p text:style-name="P14"/>
      <text:p text:style-name="P14"/>
      <text:p text:style-name="P20">'Core/Service.h:28:noExplicitConstructor:Class 'Service' has a constructor with 1 argument that is not explicit.'</text:p>
      <text:p text:style-name="P40"><text:span text:style-name="T40">can be a false positive :</text:span>The construc<text:span text:style-name="T40">tor is already explicit…</text:span></text:p>
      <text:p text:style-name="P10"/>
      <text:p text:style-name="P79">'/home/quentin/gostcrypt/gostcrypt2_src/Common/Gstdefs.h:88:unusedStructMember:struct member 'UINT64_STRUCT::LowPart' is never used.'</text:p>
      <text:p text:style-name="P20">'/home/quentin/gostcrypt/gostcrypt2_src/Common/Gstdefs.h:89:unusedStructMember:struct member 'UINT64_STRUCT::HighPart' is never used.'</text:p>
      <text:p text:style-name="P22"><text:span text:style-name="T25">Remove the declaration of the structure UINT64_STRUCT and replace every initialisation of this structure by quint64.</text:span> </text:p>
      <text:p text:style-name="P102"/>
      <text:p text:style-name="P20">'/home/quentin/gostcrypt/gostcrypt2_src/Common/Password.h:35:unusedStructMember:struct member 'Password::Length' is never used.'</text:p>
      <text:p text:style-name="P20">'/home/quentin/gostcrypt/gostcrypt2_src/Common/Password.h:36:unusedStructMember:struct member 'Password::Text' is never used.'</text:p>
      <text:p text:style-name="P20">'/home/quentin/gostcrypt/gostcrypt2_src/Common/Password.h:37:unusedStructMember:struct member 'Password::Pad' is never used.'</text:p>
      <text:p text:style-name="P98">Remove the File Password.h because it is useless, and actually it was used by unused functions.</text:p>
      <text:p text:style-name="P20">'Volume/VolumeFile.h:38:uninitMemberVar:Member variable 'VolumeFile::preserveTimestamps' is not initialized in the constructor.'</text:p>
      <text:p text:style-name="P20">'Volume/VolumeFile.h:38:uninitMemberVar:Member variable 'VolumeFile::FileHandle' is not initialized in the constructor.'</text:p>
      <text:p text:style-name="P20">'Volume/VolumeFile.h:38:uninitMemberVar:Member variable 'VolumeFile::AccTime' is not initialized in the constructor.'</text:p>
      <text:p text:style-name="P20">'Volume/VolumeFile.h:38:uninitMemberVar:Member variable 'VolumeFile::ModTime' is not initialized in the constructor.'</text:p>
      <text:p text:style-name="P67"><text:span text:style-name="T30">To resolve this warning you have to initialized </text:span><text:span text:style-name="T31">these variable at the declaration of the constuctor.</text:span></text:p>
      <text:p text:style-name="P67"/>
      <text:p text:style-name="P20">'/home/quentin/gostcrypt/gostcrypt2_src/Volume/VolumeFile.cpp:107:selfAssignment:Redundant assignment of 'preserveTimestamps' to itself.'</text:p>
      <text:p text:style-name="P6"><text:s/>void VolumeFile::<text:span text:style-name="T23">Open</text:span> (<text:span text:style-name="T2">const</text:span> QSharedPointer&lt;QFileInfo&gt; path, bool readOnly, bool preserveTimestamps)</text:p>
      <text:p text:style-name="P6"><text:s text:c="8"/>{</text:p>
      <text:p text:style-name="P6"><text:tab/><text:tab/>...</text:p>
      <text:p text:style-name="P61"><text:tab/><text:tab/>Path = path;</text:p>
      <text:p text:style-name="P6"><text:s text:c="2"/><text:tab/><text:tab/><text:span text:style-name="T5">preserveTimestamps = preserveTimestamps;</text:span></text:p>
      <text:p text:style-name="P6"><text:s text:c="16"/>FileIsOpen = <text:span text:style-name="T2">true</text:span>;</text:p>
      <text:p text:style-name="P6"><text:s text:c="8"/>}</text:p>
      <text:p text:style-name="P56">To resolve this warning put a this→ before the variable.</text:p>
      <text:p text:style-name="P100"/>
      <text:p text:style-name="P20">'/home/quentin/gostcrypt/gostcrypt2_src/Volume/VolumeHash.h:51:functionStatic:Technically the member function 'GostCrypt::Volume::VolumeHash::ValidateKeyDerivationParameters' can be static.'</text:p>
      <text:p text:style-name="P3"><text:span text:style-name="T2">namespace</text:span> Volume {</text:p>
      <text:p text:style-name="P6"><text:s text:c="8"/><text:span text:style-name="T2">class</text:span> VolumeHash;</text:p>
      <text:p text:style-name="P85"><text:s text:c="4"/><text:span text:style-name="T2">typedef</text:span> QList &lt; QSharedPointer &lt;VolumeHash&gt; &gt; VolumeHashList;</text:p>
      <text:p text:style-name="P90">…</text:p>
      <text:p text:style-name="P3"><text:span text:style-name="T2">protected</text:span>:</text:p>
      <text:p text:style-name="P6"><text:s text:c="16"/>SecureBuffer Context;</text:p>
      <text:p text:style-name="P6"><text:soft-page-break/><text:s text:c="16"/>bool Deprecated;</text:p>
      <text:p text:style-name="P85"><text:s/><text:span text:style-name="T5"><text:s text:c="7"/><text:tab/> <text:s text:c="3"/>void </text:span><text:span text:style-name="T8">ValidateKeyDerivationParameters</text:span><text:span text:style-name="T5"> (</text:span><text:span text:style-name="T6">const</text:span><text:span text:style-name="T5"> BufferPtr &amp;key, </text:span><text:span text:style-name="T6">const</text:span><text:span text:style-name="T5"> VolumePassword &amp;password, </text:span><text:span text:style-name="T6">const</text:span><text:span text:style-name="T5"> ConstBufferPtr &amp;salt, int iterationCount)</text:span><text:span text:style-name="T9">const</text:span><text:span text:style-name="T5">;</text:span></text:p>
      <text:p text:style-name="P90">…</text:p>
      <text:p text:style-name="P91">}</text:p>
      <text:p text:style-name="P99">To resolve this warning remove the const at the end of the declaration of the function an put a static at the beginning <text:span text:style-name="T43">of it.</text:span></text:p>
      <text:p text:style-name="P10"/>
      <text:p text:style-name="P10"/>
      <text:p text:style-name="P20">'/home/quentin/gostcrypt/gostcrypt2_src/Core/CoreBase.cpp:66:exceptRethrowCopy:Throwing a copy of the caught exception instead of rethrowing the original exception.'</text:p>
      <text:p text:style-name="P20">'/home/quentin/gostcrypt/gostcrypt2_src/Core/CoreBase.cpp:95:exceptRethrowCopy:Throwing a copy of the caught exception instead of rethrowing the original exception.'</text:p>
      <text:p text:style-name="P20">'/home/quentin/gostcrypt/gostcrypt2_src/Core/CoreBase.cpp:156:exceptRethrowCopy:Throwing a copy of the caught exception instead of rethrowing the original exception.'</text:p>
      <text:p text:style-name="P20">'/home/quentin/gostcrypt/gostcrypt2_src/Core/CoreBase.cpp:224:exceptRethrowCopy:Throwing a copy of the caught exception instead of rethrowing the original exception.'</text:p>
      <text:p text:style-name="P20">'/home/quentin/gostcrypt/gostcrypt2_src/Core/CoreBase.cpp:470:exceptRethrowCopy:Throwing a copy of the caught exception instead of rethrowing the original exception.'</text:p>
      <text:p text:style-name="P97">To resolve these warnings remove the exception ‘e’ after throw.</text:p>
      <text:p text:style-name="P103"/>
      <text:p text:style-name="P20">'/home/quentin/gostcrypt/gostcrypt2_src/Core/CoreRoot.cpp:145:exceptRethrowCopy:Throwing a copy of the caught exception instead of rethrowing the original exception.'</text:p>
      <text:p text:style-name="P20">'/home/quentin/gostcrypt/gostcrypt2_src/Core/CoreRoot.cpp:173:exceptRethrowCopy:Throwing a copy of the caught exception instead of rethrowing the original exception.'</text:p>
      <text:p text:style-name="P20">'/home/quentin/gostcrypt/gostcrypt2_src/Core/CoreRoot.cpp:242:exceptRethrowCopy:Throwing a copy of the caught exception instead of rethrowing the original exception.'</text:p>
      <text:p text:style-name="P20">'/home/quentin/gostcrypt/gostcrypt2_src/Core/CoreRoot.cpp:486:exceptRethrowCopy:Throwing a copy of the caught exception instead of rethrowing the original exception.'</text:p>
      <text:p text:style-name="P20">'/home/quentin/gostcrypt/gostcrypt2_src/Core/CoreRoot.cpp:500:exceptRethrowCopy:Throwing a copy of the caught exception instead of rethrowing the original exception.'</text:p>
      <text:p text:style-name="P20">'/home/quentin/gostcrypt/gostcrypt2_src/Core/CoreRoot.cpp:528:exceptRethrowCopy:Throwing a copy of the caught exception instead of rethrowing the original exception.'</text:p>
      <text:p text:style-name="P97">To resolve these warnings remove the exception ‘e’ after throw.</text:p>
      <text:p text:style-name="P100"/>
      <text:p text:style-name="P100"/>
      <text:p text:style-name="P100"/>
      <text:p text:style-name="P100"/>
      <text:p text:style-name="P25"><text:soft-page-break/>'/home/quentin/gostcrypt/gostcrypt2_src/Volume/EncryptionTest.h:22:functionStatic:Technically the member function 'GostCrypt::Volume::EncryptionTest::TestCiphers' can be static.'</text:p>
      <text:p text:style-name="P25">'/home/quentin/gostcrypt/gostcrypt2_src/Volume/EncryptionTest.h:23:functionStatic:Technically the member function 'GostCrypt::Volume::EncryptionTest::TestPkcs5' can be static.'</text:p>
      <text:p text:style-name="P25">'/home/quentin/gostcrypt/gostcrypt2_src/Volume/EncryptionTest.h:24:functionStatic:Technically the member function 'GostCrypt::Volume::EncryptionTest::TestXts' can be static.'</text:p>
      <text:p text:style-name="P57">Fixed (Indeed make it static is an optimization)</text:p>
      <text:p text:style-name="P57"/>
      <text:p text:style-name="P25">'/home/quentin/gostcrypt/gostcrypt2_src/Common/GfMul.h:47:unusedStructMember:struct member 'GfCtx8k::gf_t8k' is never used.'</text:p>
      <text:p text:style-name="P25">'/home/quentin/gostcrypt/gostcrypt2_src/Common/GfMul.h:52:unusedStructMember:struct member 'GfCtx4k64::gf_t4k' is never used.'</text:p>
      <text:p text:style-name="P25">'/home/quentin/gostcrypt/gostcrypt2_src/Common/GfMul.h:58:unusedStructMember:struct member 'GfCtx::gf_t128' is never used.'</text:p>
      <text:p text:style-name="P25">'/home/quentin/gostcrypt/gostcrypt2_src/Common/GfMul.h:59:unusedStructMember:struct member 'GfCtx::gf_t64' is never used.'</text:p>
      <text:p text:style-name="P58">Remove the GfMul.c and GfMul.h files because there are useless.</text:p>
      <text:p text:style-name="P58"/>
      <text:p text:style-name="P25">'/home/quentin/gostcrypt/gostcrypt2_src/Volume/EncryptionModeXTS.h:38:functionStatic:Technically the member function 'GostCrypt::Volume::EncryptionModeXTS::DecryptBufferXTS8Byte' can be static.'</text:p>
      <text:p text:style-name="P25">'/home/quentin/gostcrypt/gostcrypt2_src/Volume/EncryptionModeXTS.h:41:functionStatic:Technically the member function 'GostCrypt::Volume::EncryptionModeXTS::EncryptBufferXTS8Byte' can be static.'</text:p>
      <text:p text:style-name="P57">Fixed (Indeed make it static is an optimization)</text:p>
      <text:p text:style-name="P26"/>
      <text:p text:style-name="P25">'/home/quentin/gostcrypt/gostcrypt2_src/Volume/VolumeHeader.h:66:functionStatic:Technically the member function 'GostCrypt::Volume::VolumeHeader::DeserializeEntry' can be static.'</text:p>
      <text:p text:style-name="P25">'/home/quentin/gostcrypt/gostcrypt2_src/Volume/VolumeHeader.h:67:functionStatic:Technically the member function 'GostCrypt::Volume::VolumeHeader::DeserializeEntryAt' can be static.'</text:p>
      <text:p text:style-name="P25">'/home/quentin/gostcrypt/gostcrypt2_src/Volume/VolumeHeader.h:70:functionStatic:Technically the member function 'GostCrypt::Volume::VolumeHeader::SerializeEntry' can be static.'</text:p>
      <text:p text:style-name="P57">Fixed (Indeed make it static is an optimization)</text:p>
      <text:p text:style-name="P46"/>
      <text:p text:style-name="P20"/>
      <text:p text:style-name="P20"/>
      <text:p text:style-name="P80">'/home/quentin/gostcrypt/gostcrypt2_src/Crypto/GostCipher.h:30:variableHidingTypedef:The typedef 'quint8' hides a typedef with the same name.'</text:p>
      <text:p text:style-name="P18">'/home/quentin/gostcrypt/gostcrypt2_src/Crypto/GostCipher.h:31:variableHidingTypedef:The typedef 'gst_word' hides a typedef with the same name.'</text:p>
      <text:p text:style-name="P18">'/home/quentin/gostcrypt/gostcrypt2_src/Crypto/GostCipher.h:32:variableHidingTypedef:The typedef 'gst_dword' hides a typedef with the same name.'</text:p>
      <text:p text:style-name="P18">'/home/quentin/gostcrypt/gostcrypt2_src/Crypto/GostCipher.h:33:variableHidingTypedef:The typedef 'gst_uword' hides a typedef with the same name.'</text:p>
      <text:p text:style-name="P18">'/home/quentin/gostcrypt/gostcrypt2_src/Crypto/GostCipher.h:34:variableHidingTypedef:The typedef 'gst_udword' hides a typedef with the same name.'</text:p>
      <text:p text:style-name="P18">'/home/quentin/gostcrypt/gostcrypt2_src/Crypto/GrasshopperCipher.h:27:variableHidingTypedef:The typedef 'quint8' hides a typedef with the same name.'</text:p>
      <text:p text:style-name="P18">'/home/quentin/gostcrypt/gostcrypt2_src/Crypto/GrasshopperCipher.h:28:variableHidingTypedef:The typedef 'gst_word' hides a typedef with the same name.'</text:p>
      <text:p text:style-name="P18">'/home/quentin/gostcrypt/gostcrypt2_src/Crypto/GrasshopperCipher.h:29:variableHidingTypedef:The typedef 'gst_dword' hides a typedef with the same name.'</text:p>
      <text:p text:style-name="P18">'/home/quentin/gostcrypt/gostcrypt2_src/Crypto/GrasshopperCipher.h:30:variableHidingTypedef:The typedef 'gst_uword' hides a typedef with the same name.'</text:p>
      <text:p text:style-name="P18">'/home/quentin/gostcrypt/gostcrypt2_src/Crypto/GrasshopperCipher.h:31:variableHidingTypedef:The typedef 'gst_udword' hides a typedef with the same name.'</text:p>
      <text:p text:style-name="P18">'/home/quentin/gostcrypt/gostcrypt2_src/Crypto/Stribog.h:20:variableHidingTypedef:The typedef 'quint8' hides a typedef with the same name.'</text:p>
      <text:p text:style-name="P18">'/home/quentin/gostcrypt/gostcrypt2_src/Crypto/Stribog.h:21:variableHidingTypedef:The typedef 'gst_word' hides a typedef with the same name.'</text:p>
      <text:p text:style-name="P18">'/home/quentin/gostcrypt/gostcrypt2_src/Crypto/Stribog.h:22:variableHidingTypedef:The typedef 'gst_dword' hides a typedef with the same name.'</text:p>
      <text:p text:style-name="P18">'/home/quentin/gostcrypt/gostcrypt2_src/Crypto/Stribog.h:23:variableHidingTypedef:The typedef 'gst_uword' hides a typedef with the same name.'</text:p>
      <text:p text:style-name="P18">'/home/quentin/gostcrypt/gostcrypt2_src/Crypto/Stribog.h:24:variableHidingTypedef:The typedef 'gst_udword' hides a typedef with the same name.'</text:p>
      <text:p text:style-name="P71">'/<text:span text:style-name="T41">home/quentin/gostcrypt/gostcrypt2_src/Crypto/GostHash.h:25:variableHidingTypedef:The typedef 'quint8' hides a typedef with the same name.'</text:span></text:p>
      <text:p text:style-name="P18">'/home/quentin/gostcrypt/gostcrypt2_src/Crypto/GostHash.h:26:variableHidingTypedef:The typedef 'gst_word' hides a typedef with the same name.'</text:p>
      <text:p text:style-name="P18">'/home/quentin/gostcrypt/gostcrypt2_src/Crypto/GostHash.h:27:variableHidingTypedef:The typedef 'gst_dword' hides a typedef with the same name.'</text:p>
      <text:p text:style-name="P18">'/home/quentin/gostcrypt/gostcrypt2_src/Crypto/GostHash.h:28:variableHidingTypedef:The typedef 'gst_uword' hides a typedef with the same name.'</text:p>
      <text:p text:style-name="P18">'/home/quentin/gostcrypt/gostcrypt2_src/Crypto/GostHash.h:29:variableHidingTypedef:The typedef 'gst_udword' hides a typedef with the same name.'</text:p>
      <text:p text:style-name="P54">Fixed by removing these structure and replaced them with qintXX and quintXX.</text:p>
      <text:p text:style-name="P79">'/home/quentin/gostcrypt/gostcrypt2_src/Volume/VolumePassword.cpp:52:unusedFunction:The function 'CheckPortability' is never used.'</text:p>
      <text:p text:style-name="P48">To resolve this warning remove the fonction in the header file and the source file.</text:p>
      <text:p text:style-name="P48"/>
      <text:p text:style-name="P48"/>
      <text:p text:style-name="P21">'/home/quentin/gostcrypt/gostcrypt2_src/Volume/VolumePassword.h:38:unusedFunction:The function 'IsEmpty' is never used.'</text:p>
      <text:p text:style-name="P48">To resolve this warning remove the fonction in the header file.</text:p>
      <text:p text:style-name="P48"/>
      <text:p text:style-name="P20">'/home/quentin/gostcrypt/gostcrypt2_src/Volume/CipherAlgorithm.cpp:26:unusedFunction:The function 'DecryptBlock' is never used.'</text:p>
      <text:p text:style-name="P20">'/home/quentin/gostcrypt/gostcrypt2_src/Volume/CipherAlgorithm.cpp:66:unusedFunction:The function 'GetAvailableCiphers' is never used.'</text:p>
      <text:p text:style-name="P20">'/home/quentin/gostcrypt/gostcrypt2_src/Volume/CipherAlgorithm.cpp:90:unusedFunction:The function 'StoreCipherKey' is never used.'</text:p>
      <text:p text:style-name="P20">'/home/quentin/gostcrypt/gostcrypt2_src/Volume/CipherAlgorithm.cpp:96:unusedFunction:The function 'RestoreCipherKey' is never used.'</text:p>
      <text:p text:style-name="P20">'/home/quentin/gostcrypt/gostcrypt2_src/Volume/CipherAlgorithm.cpp:102:unusedFunction:The function 'IsKeySwapped' is never used.'</text:p>
      <text:p text:style-name="P48">To resolve this warning remove the fonction in the header file and the source file.</text:p>
      <text:p text:style-name="P67"/>
      <text:p text:style-name="P20">'/home/quentin/gostcrypt/gostcrypt2_src/Volume/CipherAlgorithm.h:31:unusedFunction:The function 'EnableHwSupport' is never used.'</text:p>
      <text:p text:style-name="P20">'/home/quentin/gostcrypt/gostcrypt2_src/Volume/CipherAlgorithm.h:36:unusedFunction:The function 'GetKey' is never used.'</text:p>
      <text:p text:style-name="P20">'/home/quentin/gostcrypt/gostcrypt2_src/Volume/CipherAlgorithm.h:41:unusedFunction:The function 'IsHwSupportAvailable' is never used.'</text:p>
      <text:p text:style-name="P20">'/home/quentin/gostcrypt/gostcrypt2_src/Volume/CipherAlgorithm.h:42:unusedFunction:The function 'IsHwSupportEnabled' is never used.'</text:p>
      <text:p text:style-name="P48">To resolve this warning remove the fonction in the header file.</text:p>
      <text:p text:style-name="P67"/>
      <text:p text:style-name="P20">'/home/quentin/gostcrypt/gostcrypt2_src/Volume/EncryptionMode.cpp:36:unusedFunction:The function 'GetAvailableModes' is never used.'</text:p>
      <text:p text:style-name="P20">'/home/quentin/gostcrypt/gostcrypt2_src/Volume/EncryptionMode.cpp:51:unusedFunction:The function 'ValidateParameters' is never used.'</text:p>
      <text:p text:style-name="P48">To resolve this warning remove the fonction in the header file and the source file.</text:p>
      <text:p text:style-name="P67"/>
      <text:p text:style-name="P20">'/home/quentin/gostcrypt/gostcrypt2_src/Volume/EncryptionMode.h:39:unusedFunction:The function 'GetSectorOffset' is never used.'</text:p>
      <text:p text:style-name="P20">'/home/quentin/gostcrypt/gostcrypt2_src/Volume/EncryptionMode.h:40:unusedFunction:The function 'IsKeySet' is never used.'</text:p>
      <text:p text:style-name="P20">'/home/quentin/gostcrypt/gostcrypt2_src/Volume/EncryptionMode.h:43:unusedFunction:The function 'SetSectorOffset' is never used.</text:p>
      <text:p text:style-name="P48">To resolve this warning remove the fonction in the header file.</text:p>
      <text:p text:style-name="P20"><text:soft-page-break/></text:p>
      <text:p text:style-name="P20"/>
      <text:p text:style-name="P20">'/home/quentin/gostcrypt/gostcrypt2_src/Volume/EncryptionAlgorithm.cpp:98:unusedFunction:The function 'GetMaxBlockSize' is never used.'</text:p>
      <text:p text:style-name="P20">'/home/quentin/gostcrypt/gostcrypt2_src/Volume/EncryptionAlgorithm.cpp:110:unusedFunction:The function 'GetMinBlockSize' is never used.'</text:p>
      <text:p text:style-name="P20">'/home/quentin/gostcrypt/gostcrypt2_src/Volume/EncryptionAlgorithm.cpp:214:unusedFunction:The function 'ValidateState' is never used.'</text:p>
      <text:p text:style-name="P48">To resolve this warning remove the fonction in the header file and the source file.</text:p>
      <text:p text:style-name="P20"/>
      <text:p text:style-name="P20">'/home/quentin/gostcrypt/gostcrypt2_src/Volume/EncryptionAlgorithm.h:37:unusedFunction:The function 'GetCiphers' is never used.'</text:p>
      <text:p text:style-name="P48">To resolve this warning remove the fonction in the header file.</text:p>
      <text:p text:style-name="P48"/>
      <text:p text:style-name="P48"/>
      <text:p text:style-name="P20">'/home/quentin/gostcrypt/gostcrypt2_src/Core/RandomNumberGenerator.cpp:112:unusedFunction:The function 'GetHash' is never used.'</text:p>
      <text:p text:style-name="P20">'/home/quentin/gostcrypt/gostcrypt2_src/Core/RandomNumberGenerator.cpp:137:unusedFunction:The function 'SetHash' is never used.'</text:p>
      <text:p text:style-name="P48">To resolve this warning remove the fonction in the header file and the source file.</text:p>
      <text:p text:style-name="P48"/>
      <text:p text:style-name="P20">'/home/quentin/gostcrypt/gostcrypt2_src/Core/RandomNumberGenerator.h:26:unusedFunction:The function 'GetDataFast' is never used.'</text:p>
      <text:p text:style-name="P20">'/home/quentin/gostcrypt/gostcrypt2_src/Core/RandomNumberGenerator.h:28:unusedFunction:The function 'IsEnrichedByUser' is never used.'</text:p>
      <text:p text:style-name="P67"><text:span text:style-name="T41">'/home/quentin/gostcrypt/gostcrypt2_src/Core/RandomNumberGenerator.h:31:unusedFunction:The function 'SetEnrichedByUserStatus' is never used</text:span>.'</text:p>
      <text:p text:style-name="P48">To resolve this warning remove the fonction in the header file.</text:p>
      <text:p text:style-name="P67"/>
      <text:p text:style-name="P67"/>
      <text:p text:style-name="P20">'/home/quentin/gostcrypt/gostcrypt2_src/Volume/VolumeHeader.cpp:341:unusedFunction:The function 'SetSize' is never used.'</text:p>
      <text:p text:style-name="P48">To resolve this warning remove the fonction in the header file and the source file.</text:p>
      <text:p text:style-name="P48"/>
      <text:p text:style-name="P20">'/home/quentin/gostcrypt/gostcrypt2_src/Volume/VolumeHeader.h:55:unusedFunction:The function 'GetEncryptedAreaLength' is never used.'</text:p>
      <text:p text:style-name="P20">'/home/quentin/gostcrypt/gostcrypt2_src/Volume/VolumeHeader.h:57:unusedFunction:The function 'GetFlags' is never used.'</text:p>
      <text:p text:style-name="P20">'/home/quentin/gostcrypt/gostcrypt2_src/Volume/VolumeHeader.h:59:unusedFunction:The function 'GetHiddenVolumeDataSize' is never used.'</text:p>
      <text:p text:style-name="P20">'/home/quentin/gostcrypt/gostcrypt2_src/Volume/VolumeHeader.h:62:unusedFunction:The function 'GetRequiredMinProgramVersion' is never used.'</text:p>
      <text:p text:style-name="P20">'/home/quentin/gostcrypt/gostcrypt2_src/Volume/VolumeHeader.h:68:unusedFunction:The function 'GetHeaderVersion' is never used.'</text:p>
      <text:p text:style-name="P48"><text:soft-page-break/>To resolve this warning remove the fonction in the header file.</text:p>
      <text:p text:style-name="P67"/>
      <text:p text:style-name="P67"/>
      <text:p text:style-name="P20">'/home/quentin/gostcrypt/gostcrypt2_src/Volume/Volume.cpp:60:unusedFunction:The function 'GetEncryptionMode' is never used.'</text:p>
      <text:p text:style-name="P48">To resolve this warning remove the fonction in the header file and the source file.</text:p>
      <text:p text:style-name="P67"/>
      <text:p text:style-name="P67"/>
      <text:p text:style-name="P20">'/home/quentin/gostcrypt/gostcrypt2_src/Volume/Volume.h:37:unusedFunction:The function 'GetHostSize' is never used.'</text:p>
      <text:p text:style-name="P20">'/home/quentin/gostcrypt/gostcrypt2_src/Volume/Volume.h:38:unusedFunction:The function 'GetLayout' is never used.'</text:p>
      <text:p text:style-name="P20">'/home/quentin/gostcrypt/gostcrypt2_src/Volume/Volume.h:40:unusedFunction:The function 'GetProtectionType' is never used.'</text:p>
      <text:p text:style-name="P20">'/home/quentin/gostcrypt/gostcrypt2_src/Volume/Volume.h:45:unusedFunction:The function 'GetTopWriteOffset' is never used.'</text:p>
      <text:p text:style-name="P20">'/home/quentin/gostcrypt/gostcrypt2_src/Volume/Volume.h:46:unusedFunction:The function 'GetTotalDataRead' is never used.'</text:p>
      <text:p text:style-name="P20">'/home/quentin/gostcrypt/gostcrypt2_src/Volume/Volume.h:47:unusedFunction:The function 'GetTotalDataWritten' is never used.'</text:p>
      <text:p text:style-name="P20">'/home/quentin/gostcrypt/gostcrypt2_src/Volume/Volume.h:50:unusedFunction:The function 'IsHiddenVolumeProtectionTriggered' is never used.'</text:p>
      <text:p text:style-name="P20">'/home/quentin/gostcrypt/gostcrypt2_src/Volume/Volume.h:51:unusedFunction:The function 'IsInSystemEncryptionScope' is never used.'</text:p>
      <text:p text:style-name="P48">To resolve this warning remove the fonction in the header file.</text:p>
      <text:p text:style-name="P67"/>
      <text:p text:style-name="P20">'/home/quentin/gostcrypt/gostcrypt2_src/Common/GfMul.c:378:unusedFunction:The function 'GfMul128' is never used.'</text:p>
      <text:p text:style-name="P20">'/home/quentin/gostcrypt/gostcrypt2_src/Common/GfMul.c:425:unusedFunction:The function 'GfMul128Tab' is never used.'</text:p>
      <text:p text:style-name="P20">'/home/quentin/gostcrypt/gostcrypt2_src/Common/GfMul.c:823:unusedFunction:The function 'GfMulSelfTest' is never used.'</text:p>
      <text:p text:style-name="P48">To resolve this warning remove the fonction in the header file and the source file.</text:p>
      <text:p text:style-name="P67"/>
      <text:p text:style-name="P20">'/home/quentin/gostcrypt/gostcrypt2_src/Common/Endian.c:23:unusedFunction:The function 'MirrorBytes16' is never used.'</text:p>
      <text:p text:style-name="P20">'/home/quentin/gostcrypt/gostcrypt2_src/Common/Endian.c:29:unusedFunction:The function 'MirrorBytes32' is never used.'</text:p>
      <text:p text:style-name="P20">'/home/quentin/gostcrypt/gostcrypt2_src/Common/Endian.c:38:unusedFunction:The function 'MirrorBytes64' is never used.'</text:p>
      <text:p text:style-name="P20">'/home/quentin/gostcrypt/gostcrypt2_src/Common/Endian.c:52:unusedFunction:The function 'LongReverse' is never used.'</text:p>
      <text:p text:style-name="P67"><text:span text:style-name="T32">To resolve this warning remove </text:span><text:span text:style-name="T33">Endian.c and Edian.h because they are useless</text:span><text:span text:style-name="T32">.</text:span></text:p>
      <text:p text:style-name="P67"/>
      <text:p text:style-name="P20"><text:soft-page-break/>'/home/quentin/gostcrypt/gostcrypt2_src/Volume/VolumeLayout.h:41:unusedFunction:The function 'SetHeader' is never used.'</text:p>
      <text:p text:style-name="P48">To resolve this warning remove the fonction in the header file.</text:p>
      <text:p text:style-name="P67"/>
      <text:p text:style-name="P67"/>
      <text:p text:style-name="P67"><text:span text:style-name="T41">'/home/quentin/gostcrypt/gostcrypt2_src/Volume/EncryptionTest.cpp:29:unusedFunction:The function 'TestAll' is never used.</text:span>'</text:p>
      <text:p text:style-name="P48">To resolve this warning remove the fonction in the header file and the source file.</text:p>
      <text:p text:style-name="P67"/>
      <text:p text:style-name="P20">'/home/quentin/gostcrypt/gostcrypt2_src/Volume/VolumeHash.cpp:30:unusedFunction:The function 'ValidateDataParameters' is never used.'</text:p>
      <text:p text:style-name="P20">'/home/quentin/gostcrypt/gostcrypt2_src/Volume/VolumeHash.cpp:36:unusedFunction:The function 'ValidateDigestParameters' is never used.'</text:p>
      <text:p text:style-name="P48">To resolve this warning remove the fonction in the header file and the source file.</text:p>
      <text:p text:style-name="P67"/>
      <text:p text:style-name="P20">'/home/quentin/gostcrypt/gostcrypt2_src/Core/loopdevlib/blkdev.c:43:unusedFunction:The function 'is_blkdev' is never used.'</text:p>
      <text:p text:style-name="P20">'/home/quentin/gostcrypt/gostcrypt2_src/Core/loopdevlib/blkdev.c:240:unusedFunction:The function 'blkdev_is_misaligned' is never used.'</text:p>
      <text:p text:style-name="P20">'/home/quentin/gostcrypt/gostcrypt2_src/Core/loopdevlib/blkdev.c:257:unusedFunction:The function 'blkdev_is_cdrom' is never used.'</text:p>
      <text:p text:style-name="P20">'/home/quentin/gostcrypt/gostcrypt2_src/Core/loopdevlib/blkdev.c:274:unusedFunction:The function 'blkdev_scsi_type_to_name' is never used.'</text:p>
      <text:p text:style-name="P48">To resolve this warning remove the fonction in the header file and the source file.</text:p>
      <text:p text:style-name="P67"/>
      <text:p text:style-name="P20">'/home/quentin/gostcrypt/gostcrypt2_src/Core/loopdevlib/canonicalize.c:74:unusedFunction:The function 'canonicalize_path_restricted' is never used.'</text:p>
      <text:p text:style-name="P48">To resolve this warning remove the fonction in the header file and the source file.</text:p>
      <text:p text:style-name="P67"/>
      <text:p text:style-name="P20">'/home/quentin/gostcrypt/gostcrypt2_src/Core/CoreException.h:39:unusedFunction:The function 'getLine' is never used.'</text:p>
      <text:p text:style-name="P20">'/home/quentin/gostcrypt/gostcrypt2_src/Core/CoreException.h:40:unusedFunction:The function 'getFilename' is never used.'</text:p>
      <text:p text:style-name="P20">'/home/quentin/gostcrypt/gostcrypt2_src/Core/CoreException.h:41:unusedFunction:The function 'getFonction' is never used.'</text:p>
      <text:p text:style-name="P20">'/home/quentin/gostcrypt/gostcrypt2_src/Core/CoreException.h:42:unusedFunction:The function 'clone' is never used.'</text:p>
      <text:p text:style-name="P55">Has been already remove</text:p>
      <text:p text:style-name="P78"/>
      <text:p text:style-name="P20">'/home/quentin/gostcrypt/gostcrypt2_src/Common/Crc.c:74:unusedFunction:The function 'crc32int' is never used.'</text:p>
      <text:p text:style-name="P20">'/home/quentin/gostcrypt/gostcrypt2_src/Common/Crc.c:91:unusedFunction:The function 'crc32_selftests' is never used.'</text:p>
      <text:p text:style-name="P48">To resolve this warning remove the fonction in the header file and the source file.</text:p>
      <text:p text:style-name="P48"><text:soft-page-break/></text:p>
      <text:p text:style-name="P20">'/home/quentin/gostcrypt/gostcrypt2_src/Core/loopdevlib/c.h:196:unusedFunction:The function 'is_power_of_2' is never used.'</text:p>
      <text:p text:style-name="P20">'/home/quentin/gostcrypt/gostcrypt2_src/Core/loopdevlib/c.h:241:unusedFunction:The function 'get_hostname_max' is never used.'</text:p>
      <text:p text:style-name="P48">To resolve this warning remove the fonction in the header file.</text:p>
      <text:p text:style-name="P67"/>
      <text:p text:style-name="P20">'/home/quentin/gostcrypt/gostcrypt2_src/Common/Pkcs5.c:439:unusedFunction:The function 'get_pkcs5_prf_name' is never used.'</text:p>
      <text:p text:style-name="P20">'/home/quentin/gostcrypt/gostcrypt2_src/Common/Pkcs5.c:451:unusedFunction:The function 'get_pkcs5_iteration_count' is never used.'</text:p>
      <text:p text:style-name="P48">To resolve this warning remove the fonction in the header file and the source file.</text:p>
      <text:p text:style-name="P20"/>
      <text:p text:style-name="P20">'/home/quentin/gostcrypt/gostcrypt2_src/Core/loopdevlib/loopdev.c:130:unusedFunction:The function 'loopcxt_has_device' is never used.'</text:p>
      <text:p text:style-name="P20">'/home/quentin/gostcrypt/gostcrypt2_src/Core/loopdevlib/loopdev.c:300:unusedFunction:The function 'loopcxt_set_fd' is never used.'</text:p>
      <text:p text:style-name="P20">'/home/quentin/gostcrypt/gostcrypt2_src/Core/loopdevlib/loopdev.c:743:unusedFunction:The function 'loopcxt_get_sizelimit' is never used.'</text:p>
      <text:p text:style-name="P20">'/home/quentin/gostcrypt/gostcrypt2_src/Core/loopdevlib/loopdev.c:772:unusedFunction:The function 'loopcxt_get_encrypt_type' is never used.'</text:p>
      <text:p text:style-name="P20">'/home/quentin/gostcrypt/gostcrypt2_src/Core/loopdevlib/loopdev.c:794:unusedFunction:The function 'loopcxt_get_crypt_name' is never used.'</text:p>
      <text:p text:style-name="P20">'/home/quentin/gostcrypt/gostcrypt2_src/Core/loopdevlib/loopdev.c:884:unusedFunction:The function 'loopcxt_is_partscan' is never used.'</text:p>
      <text:p text:style-name="P20">'/home/quentin/gostcrypt/gostcrypt2_src/Core/loopdevlib/loopdev.c:927:unusedFunction:The function 'loopcxt_is_readonly' is never used.'</text:p>
      <text:p text:style-name="P20">'/home/quentin/gostcrypt/gostcrypt2_src/Core/loopdevlib/loopdev.c:1009:unusedFunction:The function 'loopcxt_set_offset' is never used.'</text:p>
      <text:p text:style-name="P20">'/home/quentin/gostcrypt/gostcrypt2_src/Core/loopdevlib/loopdev.c:1022:unusedFunction:The function 'loopcxt_set_sizelimit' is never used.</text:p>
      <text:p text:style-name="P20">'/home/quentin/gostcrypt/gostcrypt2_src/Core/loopdevlib/loopdev.c:1317:unusedFunction:The function 'loopcxt_add_device' is never used.'</text:p>
      <text:p text:style-name="P20">'/home/quentin/gostcrypt/gostcrypt2_src/Core/loopdevlib/loopdev.c:1394:unusedFunction:The function 'loopdev_is_autoclear' is never used.'</text:p>
      <text:p text:style-name="P20">'/home/quentin/gostcrypt/gostcrypt2_src/Core/loopdevlib/loopdev.c:1412:unusedFunction:The function 'loopdev_get_backing_file' is never used.'</text:p>
      <text:p text:style-name="P20">'/home/quentin/gostcrypt/gostcrypt2_src/Core/loopdevlib/loopdev.c:1431:unusedFunction:The function 'loopdev_is_used' is never used.</text:p>
      <text:p text:style-name="P20">'/home/quentin/gostcrypt/gostcrypt2_src/Core/loopdevlib/loopdev.c:1454:unusedFunction:The function 'loopdev_delete' is never used.'</text:p>
      <text:p text:style-name="P20">'/home/quentin/gostcrypt/gostcrypt2_src/Core/loopdevlib/loopdev.c:1503:unusedFunction:The function 'loopdev_find_by_backing_file' is never used.'</text:p>
      <text:p text:style-name="P20"><text:soft-page-break/>'/home/quentin/gostcrypt/gostcrypt2_src/Core/loopdevlib/loopdev.c:1525:unusedFunction:The function 'loopdev_count_by_backing_file' is never used.'</text:p>
      <text:p text:style-name="P48">To resolve this warning remove the fonction in the header file and the source file.</text:p>
      <text:p text:style-name="P48"/>
      <text:p text:style-name="P67"/>
      <text:p text:style-name="P67"/>
      <text:p text:style-name="P67"/>
      <text:p text:style-name="P20">'/home/quentin/gostcrypt/gostcrypt2_src/Core/loopdevlib/sysfs.c:29:unusedFunction:The function 'sysfs_devno_has_attribute' is never used.'</text:p>
      <text:p text:style-name="P20">'/home/quentin/gostcrypt/gostcrypt2_src/Core/loopdevlib/sysfs.c:110:unusedFunction:The function 'sysfs_devno_to_devpath' is never used.'</text:p>
      <text:p text:style-name="P20">'/home/quentin/gostcrypt/gostcrypt2_src/Core/loopdevlib/sysfs.c:333:unusedFunction:The function 'sysfs_partno_to_devno' is never used.'</text:p>
      <text:p text:style-name="P20">'/home/quentin/gostcrypt/gostcrypt2_src/Core/loopdevlib/sysfs.c:384:unusedFunction:The function 'sysfs_read_s64' is never used.'</text:p>
      <text:p text:style-name="P20">'/home/quentin/gostcrypt/gostcrypt2_src/Core/loopdevlib/sysfs.c:427:unusedFunction:The function 'sysfs_count_dirents' is never used.'</text:p>
      <text:p text:style-name="P20">'/home/quentin/gostcrypt/gostcrypt2_src/Core/loopdevlib/sysfs.c:441:unusedFunction:The function 'sysfs_count_partitions' is never used.'</text:p>
      <text:p text:style-name="P20">'/home/quentin/gostcrypt/gostcrypt2_src/Core/loopdevlib/sysfs.c:551:unusedFunction:The function 'sysfs_devno_to_wholedisk' is never used.'</text:p>
      <text:p text:style-name="P20">'/home/quentin/gostcrypt/gostcrypt2_src/Core/loopdevlib/sysfs.c:699:unusedFunction:The function 'sysfs_scsi_host_strdup_attribute' is never used.'</text:p>
      <text:p text:style-name="P20">'/home/quentin/gostcrypt/gostcrypt2_src/Core/loopdevlib/sysfs.c:719:unusedFunction:The function 'sysfs_scsi_host_is' is never used.'</text:p>
      <text:p text:style-name="P20">'/home/quentin/gostcrypt/gostcrypt2_src/Core/loopdevlib/sysfs.c:748:unusedFunction:The function 'sysfs_scsi_has_attribute' is never used.'</text:p>
      <text:p text:style-name="P20">'/home/quentin/gostcrypt/gostcrypt2_src/Core/loopdevlib/sysfs.c:759:unusedFunction:The function 'sysfs_scsi_path_contains' is never used.'</text:p>
      <text:p text:style-name="P48">To resolve this warning remove the fonction in the header file and the source file.</text:p>
      <text:p text:style-name="P48"/>
      <text:p text:style-name="P20">'/home/quentin/gostcrypt/gostcrypt2_src/Volume/EncryptionMode.h:34:unusedFunction:The function 'GetKey' is never used.'</text:p>
      <text:p text:style-name="P48">To resolve this warning remove the fonction in the header file.</text:p>
      <text:p text:style-name="P48"/>
      <text:p text:style-name="P20">'/home/quentin/gostcrypt/gostcrypt2_src/Volume/EncryptionMode.cpp:42:unusedFunction:The function 'ValidateParameters' is never used.'</text:p>
      <text:p text:style-name="P20">'/home/quentin/gostcrypt/gostcrypt2_src/Volume/EncryptionMode.cpp:36:unusedFunction:The function 'ValidateState' is never used.'</text:p>
      <text:p text:style-name="P48">To resolve this warning remove the fonction in the header file and the source file.</text:p>
      <text:p text:style-name="P48"/>
      <text:p text:style-name="P48"/>
      <text:p text:style-name="P20">'/home/quentin/gostcrypt/gostcrypt2_src/Common/GfMul.c:626:unusedFunction:The function 'Gf128MulBy64Tab' is never used.'</text:p>
      <text:p text:style-name="P20"><text:soft-page-break/>'/home/quentin/gostcrypt/gostcrypt2_src/Common/GfMul.c:547:unusedFunction:The function 'Gf128Tab64Init' is never used.'</text:p>
      <text:p text:style-name="P20">'/home/quentin/gostcrypt/gostcrypt2_src/Common/GfMul.c:655:unusedFunction:The function 'Gf64MulTab' is never used.'</text:p>
      <text:p text:style-name="P20">'/home/quentin/gostcrypt/gostcrypt2_src/Common/GfMul.c:583:unusedFunction:The function 'Gf64TabInit' is never used.'</text:p>
      <text:p text:style-name="P48">To resolve this warning remove the fonction in the header file and the source file.</text:p>
      <text:p text:style-name="P67"/>
      <text:p text:style-name="P67"/>
      <text:p text:style-name="P20">'/home/quentin/gostcrypt/gostcrypt2_src/Volume/EncryptionTest.cpp:59:unusedFunction:The function 'TestCiphers' is never used.'</text:p>
      <text:p text:style-name="P67"><text:span text:style-name="T41">'/home/quentin/gostcrypt/gostcrypt2_src/Volume/EncryptionTest.cpp:499:unusedFunction:The function 'TestPkcs5' is never used</text:span>.'</text:p>
      <text:p text:style-name="P20">'/home/quentin/gostcrypt/gostcrypt2_src/Volume/EncryptionTest.cpp:310:unusedFunction:The function 'TestXts' is never used.'</text:p>
      <text:p text:style-name="P48">To resolve this warning remove the fonction in the header file and the source file.</text:p>
      <text:p text:style-name="P67"/>
      <text:p text:style-name="P67"/>
      <text:p text:style-name="P20">'/home/quentin/gostcrypt/gostcrypt2_src/Core/loopdevlib/loopdev.c:1208:unusedFunction:The function 'loopcxt_find_by_backing_file' is never used.'</text:p>
      <text:p text:style-name="P20">'/home/quentin/gostcrypt/gostcrypt2_src/Core/loopdevlib/loopdev.c:801:unusedFunction:The function 'loopcxt_is_autoclear' is never used.'</text:p>
      <text:p text:style-name="P20">'/home/quentin/gostcrypt/gostcrypt2_src/Core/loopdevlib/loopdev.c:232:unusedFunction:The function 'loopcxt_strdup_device' is never used.'</text:p>
      <text:p text:style-name="P20">'/home/quentin/gostcrypt/gostcrypt2_src/Core/loopdevlib/loopdev.c:780:unusedFunction:The function 'loopmod_supports_partscan' is never used.'</text:p>
      <text:p text:style-name="P48">To resolve this warning remove the fonction in the header file and the source file.</text:p>
      <text:p text:style-name="P67"/>
      <text:p text:style-name="P67"/>
      <text:p text:style-name="P67"/>
      <text:p text:style-name="P20">'/home/quentin/gostcrypt/gostcrypt2_src/Common/GfMul.c:348:unusedFunction:The function 'mul_bex8' is never used.'</text:p>
      <text:p text:style-name="P20">'/home/quentin/gostcrypt/gostcrypt2_src/Common/GfMul.c:356:unusedFunction:The function 'mul_bex8_64' is never used.'</text:p>
      <text:p text:style-name="P48">To resolve this warning remove the fonction in the header file and the source file.</text:p>
      <text:p text:style-name="P67"/>
      <text:p text:style-name="P67"/>
      <text:p text:style-name="P20">'/home/quentin/gostcrypt/gostcrypt2_src/Core/loopdevlib/sysfs.c:352:unusedFunction:The function 'sysfs_get_devname' is never used.'</text:p>
      <text:p text:style-name="P20">'/home/quentin/gostcrypt/gostcrypt2_src/Core/loopdevlib/sysfs.c:324:unusedFunction:The function 'sysfs_get_slave' is never used.'</text:p>
      <text:p text:style-name="P20">'/home/quentin/gostcrypt/gostcrypt2_src/Core/loopdevlib/sysfs.c:147:unusedFunction:The function 'sysfs_has_attribute' is never used.'</text:p>
      <text:p text:style-name="P20"><text:soft-page-break/>'/home/quentin/gostcrypt/gostcrypt2_src/Core/loopdevlib/sysfs.c:235:unusedFunction:The function 'sysfs_is_partition_dirent' is never used.'</text:p>
      <text:p text:style-name="P20">'/home/quentin/gostcrypt/gostcrypt2_src/Core/loopdevlib/sysfs.c:373:unusedFunction:The function 'sysfs_scsi_get_hctl' is never used.'</text:p>
      <text:p text:style-name="P48">To resolve this warning remove the fonction in the header file and the source file.</text:p>
      <text:p text:style-name="P48"/>
      <text:p text:style-name="P48"/>
      <text:p text:style-name="P67"/>
      <text:p text:style-name="P20">'/home/quentin/gostcrypt/gostcrypt2_src/Common/Crc.c:101:unusedFunction:The function </text:p>
      <text:p text:style-name="P20">'crc32_selftests' is never used.'</text:p>
      <text:p text:style-name="P41">To resolve this warning remove the fonction in the header file and the source file.</text:p>
      <text:p text:style-name="P41"/>
      <text:p text:style-name="P20">'/home/quentin/gostcrypt/gostcrypt2_src/Volume/EncryptionModeXTS.h:29:unusedFunction:The function 'GetKey' is never used.'</text:p>
      <text:p text:style-name="P49">To resolve this warning remove the fonction in the header file.</text:p>
      <text:p text:style-name="P49"/>
      <text:p text:style-name="P20">'/home/quentin/gostcrypt/gostcrypt2_src/Common/GfMul.c:494:unusedFunction:The function 'MirrorBits128' is never used.'</text:p>
      <text:p text:style-name="P20">'/home/quentin/gostcrypt/gostcrypt2_src/Common/GfMul.c:508:unusedFunction:The function 'MirrorBits64' is never used.'</text:p>
      <text:p text:style-name="P20">'/home/quentin/gostcrypt/gostcrypt2_src/Common/GfMul.c:428:unusedFunction:The function 'compile_4k_table64' is never used.'</text:p>
      <text:p text:style-name="P20">'/home/quentin/gostcrypt/gostcrypt2_src/Common/GfMul.c:381:unusedFunction:The function 'compile_8k_table' is never used.'</text:p>
      <text:p text:style-name="P20">'/home/quentin/gostcrypt/gostcrypt2_src/Common/GfMul.c:135:unusedFunction:The function 'move_block_aligned' is never used.'</text:p>
      <text:p text:style-name="P16">'/home/quentin/gostcrypt/gostcrypt2_src/Common/GfMul.c:141:unusedFunction:The function 'move_block_aligned64' is never used.'</text:p>
      <text:p text:style-name="P20">'/home/quentin/gostcrypt/gostcrypt2_src/Common/GfMul.c:146:unusedFunction:The function 'xor_block_aligned' is never used.'</text:p>
      <text:p text:style-name="P16">'/home/quentin/gostcrypt/gostcrypt2_src/Common/GfMul.c:152:unusedFunction:The function 'xor_block_aligned64' is never used.'</text:p>
      <text:p text:style-name="P50">To resolve this warning remove the fonction in the header file and the source file.</text:p>
      <text:p text:style-name="P16"/>
      <text:p text:style-name="P20">'/home/quentin/gostcrypt/gostcrypt2_src/Volume/Volume.cpp:242:unusedFunction:The function 'ValidateState' is never used.'</text:p>
      <text:p text:style-name="P50">To resolve this warning remove the fonction in the header file and the source file.</text:p>
      <text:p text:style-name="P68"/>
      <text:p text:style-name="P20">'/home/quentin/gostcrypt/gostcrypt2_src/Core/loopdevlib/loopdev.c:764:unusedFunction:The function 'loopcxt_is_used' is never used.'</text:p>
      <text:p text:style-name="P50">To resolve this warning remove the fonction in the header file and the source file.</text:p>
      <text:p text:style-name="P68"/>
      <text:p text:style-name="P20">'/home/quentin/gostcrypt/gostcrypt2_src/Core/loopdevlib/sysfs.c:176:unusedFunction:The function 'sysfs_opendir' is never used.'</text:p>
      <text:p text:style-name="P20"><text:soft-page-break/>'/home/quentin/gostcrypt/gostcrypt2_src/Core/loopdevlib/sysfs.c:240:unusedFunction:The function 'sysfs_read_int' is never used.'</text:p>
      <text:p text:style-name="P20">'/home/quentin/gostcrypt/gostcrypt2_src/Core/loopdevlib/sysfs.c:163:unusedFunction:The function 'sysfs_readlink' is never used.'</text:p>
      <text:p text:style-name="P20">'/home/quentin/gostcrypt/gostcrypt2_src/Core/loopdevlib/sysfs.c:131:unusedFunction:The function 'sysfs_stat' is never used.'</text:p>
      <text:p text:style-name="P44">To resolve this warning remove the fonction in the header file and the source file.</text:p>
      <text:p text:style-name="P44"/>
      <text:p text:style-name="P23">'/home/quentin/gostcrypt/gostcrypt2_src/Core/loopdevlib/loopdev.c:716:unusedFunction:The function 'loopcxt_get_backing_devno' is never used.'</text:p>
      <text:p text:style-name="P23">'/home/quentin/gostcrypt/gostcrypt2_src/Core/loopdevlib/loopdev.c:657:unusedFunction:The function 'loopcxt_get_backing_file' is never used.'</text:p>
      <text:p text:style-name="P23">'/home/quentin/gostcrypt/gostcrypt2_src/Core/loopdevlib/loopdev.c:736:unusedFunction:The function 'loopcxt_get_backing_inode' is never used.'</text:p>
      <text:p text:style-name="P45">To resolve this warning remove the fonction in the header file and the source file.</text:p>
      <text:p text:style-name="P45"/>
      <text:p text:style-name="P23">'/home/quentin/gostcrypt/gostcrypt2_src/Common/GfMul.c:252:unusedFunction:The function 'mul_x' is never used.'</text:p>
      <text:p text:style-name="P23">'/home/quentin/gostcrypt/gostcrypt2_src/Common/GfMul.c:273:unusedFunction:The function 'mul_x64' is never used.'</text:p>
      <text:p text:style-name="P45">To resolve this warning remove the fonction in the header file and the source file.</text:p>
      <text:p text:style-name="P23"/>
      <text:p text:style-name="P23">'/home/quentin/gostcrypt/gostcrypt2_src/Core/loopdevlib/at.c:86:unusedFunction:The function 'readlink_at' is never used.'</text:p>
      <text:p text:style-name="P45">To resolve this warning remove the fonction in the header file and the source file.</text:p>
      <text:p text:style-name="P45"/>
      <text:p text:style-name="P77">'/home/quentin/gostcrypt/gostcrypt2_src/Core/loopdevlib/sysfs.c:182:unusedFunction:The function 'sysfs_strdup' is never used.'</text:p>
      <text:p text:style-name="P47">To resolve this warning remove the fonction in the header file and the source file.</text:p>
      <text:p text:style-name="P47"/>
      <text:p text:style-name="P77">'/home/quentin/gostcrypt/gostcrypt2_src/Core/loopdevlib/at.c:80:unusedFunction:The function 'readlink_at' is never used.'</text:p>
      <text:p text:style-name="P47">To resolve this warning remove the fonction in the header file and the source file.</text:p>
      <text:p text:style-name="P47"/>
      <text:p text:style-name="P110">'/home/quentin/gostcrypt/gostcrypt2_src/Core/CoreUser.cpp:40:funcArgNamesDifferent:Function 'receiveResponse' argument 1 names different: declaration 'response' definition 'r'.'</text:p>
      <text:p text:style-name="P109">Give the same name to the argument at the declaration and the definition.</text:p>
      <text:p text:style-name="P106"/>
      <text:p text:style-name="P110">'/home/quentin/gostcrypt/gostcrypt2_src/Core/RandomNumberGenerator.cpp:51:funcArgNamesDifferent:Function 'AddToPool' argument 1 names different: declaration 'buffer' definition 'data'.'</text:p>
      <text:p text:style-name="P109">Give the same name to the argument at the declaration and the definition.</text:p>
      <text:p text:style-name="P112"/>
      <text:p text:style-name="P110"><text:soft-page-break/>'/home/quentin/gostcrypt/gostcrypt2_src/FuseService/FuseServiceHandler.cpp:22:funcArgNamesDifferent:Function 'receiveResponse' argument 1 names different: declaration 'response' definition 'r'.'</text:p>
      <text:p text:style-name="P109">Give the same name to the argument at the declaration and the definition.</text:p>
      <text:p text:style-name="P112"/>
      <text:p text:style-name="P110">'/home/quentin/gostcrypt/gostcrypt2_src/UI/GraphicInterface.cpp:192:funcArgNamesDifferent:Function 'printGetMountedVolumes' argument 1 names different: declaration 'r' definition 'response'.'</text:p>
      <text:p text:style-name="P110">'/home/quentin/gostcrypt/gostcrypt2_src/UI/GraphicInterface.cpp:212:funcArgNamesDifferent:Function 'printDismountVolume' argument 1 names different: declaration 'r' definition 'response'.'</text:p>
      <text:p text:style-name="P110">'/home/quentin/gostcrypt/gostcrypt2_src/UI/GraphicInterface.cpp:218:funcArgNamesDifferent:Function 'printMountVolume' argument 1 names different: declaration 'r' definition 'response'.'</text:p>
      <text:p text:style-name="P110">'/home/quentin/gostcrypt/gostcrypt2_src/UI/GraphicInterface.cpp:225:funcArgNamesDifferent:Function 'printCreateVolume' argument 1 names different: declaration 'r' definition 'response'.'</text:p>
      <text:p text:style-name="P110">'/home/quentin/gostcrypt/gostcrypt2_src/UI/GraphicInterface.cpp:231:funcArgNamesDifferent:Function 'printGetEncryptionAlgorithms' argument 1 names different: declaration 'r' definition 'response'.'</text:p>
      <text:p text:style-name="P110">'/home/quentin/gostcrypt/gostcrypt2_src/UI/GraphicInterface.cpp:239:funcArgNamesDifferent:Function 'printGetDerivationFunctions' argument 1 names different: declaration 'r' definition 'response'.'</text:p>
      <text:p text:style-name="P110">'/home/quentin/gostcrypt/gostcrypt2_src/UI/GraphicInterface.cpp:255:funcArgNamesDifferent:Function 'printGetHostDevices' argument 1 names different: declaration 'r' definition 'response'.'</text:p>
      <text:p text:style-name="P110">'/home/quentin/gostcrypt/gostcrypt2_src/UI/GraphicInterface.cpp:282:funcArgNamesDifferent:Function 'printCreateKeyFile' argument 1 names different: declaration 'r' definition 'response'.'</text:p>
      <text:p text:style-name="P110">'/home/quentin/gostcrypt/gostcrypt2_src/UI/GraphicInterface.cpp:289:funcArgNamesDifferent:Function 'printChangeVolumePassword' argument 1 names different: declaration 'r' definition 'response'.'</text:p>
      <text:p text:style-name="P109">Give the same name to the argument at the declaration and the definition.</text:p>
      <text:p text:style-name="P112"/>
      <text:p text:style-name="P112"><text:span text:style-name="T41">'/home/quentin/gostcrypt/gostcrypt2_src/UI/Parser.cpp:110:funcArgNamesDifferent:Function 'parseDismount' argument 2 names different: declaration 'options' definition 'volume'.</text:span>'</text:p>
      <text:p text:style-name="P109">Give the same name to the argument at the declaration and the definition</text:p>
      <text:p text:style-name="P106"/>
      <text:p text:style-name="P110">'/home/quentin/gostcrypt/gostcrypt2_src/Volume/Crypto/GostHash.c:261:funcArgNamesDifferent:Function 'GOSTHASH_add' argument 1 names different: declaration 'in' definition 'block'.'</text:p>
      <text:p text:style-name="P109">Give the same name to the argument at the declaration and the definition</text:p>
      <text:p text:style-name="P109"/>
      <text:p text:style-name="P111"/>
      <text:p text:style-name="P106"/>
      <text:p text:style-name="P110">'/home/quentin/gostcrypt/gostcrypt2_src/Volume/VolumeException.h:254:selfInitialization:Member variable 'comment' is initialized by itself.'</text:p>
      <text:p text:style-name="P108">Change the name of the argument at the declaration</text:p>
      <text:p text:style-name="P81">Notified as « Probably False Positive » :</text:p>
      <text:p text:style-name="P69"/>
      <text:p text:style-name="P69">'/home/quentin/gostcrypt/gostcrypt2_src/Core/loopdevlib/loopdev.h:70:unusedStructMember:struct member 'loopdev_iter::proc' is never used.'</text:p>
      <text:p text:style-name="P69">'/home/quentin/gostcrypt/gostcrypt2_src/Core/loopdevlib/loopdev.h:72:unusedStructMember:struct member 'loopdev_iter::ncur' is never used.'</text:p>
      <text:p text:style-name="P69">'/home/quentin/gostcrypt/gostcrypt2_src/Core/loopdevlib/loopdev.h:73:unusedStructMember:struct member 'loopdev_iter::minors' is never used.'</text:p>
      <text:p text:style-name="P69">'/home/quentin/gostcrypt/gostcrypt2_src/Core/loopdevlib/loopdev.h:74:unusedStructMember:struct member 'loopdev_iter::nminors' is never used.'</text:p>
      <text:p text:style-name="P69">'/home/quentin/gostcrypt/gostcrypt2_src/Core/loopdevlib/loopdev.h:75:unusedStructMember:struct member 'loopdev_iter::ct_perm' is never used.'</text:p>
      <text:p text:style-name="P69">'/home/quentin/gostcrypt/gostcrypt2_src/Core/loopdevlib/loopdev.h:76:unusedStructMember:struct member 'loopdev_iter::ct_succ' is never used.'</text:p>
      <text:p text:style-name="P69">'/home/quentin/gostcrypt/gostcrypt2_src/Core/loopdevlib/loopdev.h:78:unusedStructMember:struct member 'loopdev_iter::done' is never used.'</text:p>
      <text:p text:style-name="P69">'/home/quentin/gostcrypt/gostcrypt2_src/Core/loopdevlib/loopdev.h:79:unusedStructMember:struct member 'loopdev_iter::default_check' is never used.'</text:p>
      <text:p text:style-name="P69">'/home/quentin/gostcrypt/gostcrypt2_src/Core/loopdevlib/loopdev.h:80:unusedStructMember:struct member 'loopdev_iter::flags' is never used.'</text:p>
      <text:p text:style-name="P51">False Positive</text:p>
      <text:p text:style-name="P105"/>
      <text:p text:style-name="P69">'/home/quentin/gostcrypt/gostcrypt2_src/Crypto/GostCipher.h:38:unusedStructMember:struct member 'gost_s_box::k8' is never used.'</text:p>
      <text:p text:style-name="P69">'/home/quentin/gostcrypt/gostcrypt2_src/Crypto/GostCipher.h:39:unusedStructMember:struct member 'gost_s_box::k7' is never used.'</text:p>
      <text:p text:style-name="P69">'/home/quentin/gostcrypt/gostcrypt2_src/Crypto/GostCipher.h:40:unusedStructMember:struct member 'gost_s_box::k6' is never used.'</text:p>
      <text:p text:style-name="P69">'/home/quentin/gostcrypt/gostcrypt2_src/Crypto/GostCipher.h:41:unusedStructMember:struct member 'gost_s_box::k5' is never used.'</text:p>
      <text:p text:style-name="P69">'/home/quentin/gostcrypt/gostcrypt2_src/Crypto/GostCipher.h:42:unusedStructMember:struct member 'gost_s_box::k4' is never used.'</text:p>
      <text:p text:style-name="P69">'/home/quentin/gostcrypt/gostcrypt2_src/Crypto/GostCipher.h:43:unusedStructMember:struct member 'gost_s_box::k3' is never used.'</text:p>
      <text:p text:style-name="P69">'/home/quentin/gostcrypt/gostcrypt2_src/Crypto/GostCipher.h:44:unusedStructMember:struct member 'gost_s_box::k2' is never used.'</text:p>
      <text:p text:style-name="P69">'/home/quentin/gostcrypt/gostcrypt2_src/Crypto/GostCipher.h:45:unusedStructMember:struct member 'gost_s_box::k1' is never used.'</text:p>
      <text:p text:style-name="P51">False Positive</text:p>
      <text:p text:style-name="P51"/>
      <text:p text:style-name="P51"/>
      <text:p text:style-name="P51"/>
      <text:p text:style-name="P69"><text:soft-page-break/>'/home/quentin/gostcrypt/gostcrypt2_src/Crypto/GostHash.h:34:unusedStructMember:struct member 'gosthash_s_box::k8' is never used.'</text:p>
      <text:p text:style-name="P69">'/home/quentin/gostcrypt/gostcrypt2_src/Crypto/GostHash.h:35:unusedStructMember:struct member 'gosthash_s_box::k7' is never used.'</text:p>
      <text:p text:style-name="P69">'/home/quentin/gostcrypt/gostcrypt2_src/Crypto/GostHash.h:36:unusedStructMember:struct member 'gosthash_s_box::k6' is never used.'</text:p>
      <text:p text:style-name="P69">'/home/quentin/gostcrypt/gostcrypt2_src/Crypto/GostHash.h:37:unusedStructMember:struct member 'gosthash_s_box::k5' is never used.'</text:p>
      <text:p text:style-name="P69">'/home/quentin/gostcrypt/gostcrypt2_src/Crypto/GostHash.h:38:unusedStructMember:struct member 'gosthash_s_box::k4' is never used.'</text:p>
      <text:p text:style-name="P69">'/home/quentin/gostcrypt/gostcrypt2_src/Crypto/GostHash.h:39:unusedStructMember:struct member 'gosthash_s_box::k3' is never used.'</text:p>
      <text:p text:style-name="P69">'/home/quentin/gostcrypt/gostcrypt2_src/Crypto/GostHash.h:40:unusedStructMember:struct member 'gosthash_s_box::k2' is never used.'</text:p>
      <text:p text:style-name="P69">'/home/quentin/gostcrypt/gostcrypt2_src/Crypto/GostHash.h:41:unusedStructMember:struct member 'gosthash_s_box::k1' is never used.'</text:p>
      <text:p text:style-name="P51">False Positive</text:p>
      <text:p text:style-name="P101"/>
      <text:p text:style-name="P70">'/home/quentin/gostcrypt/gostcrypt2_src/Volume/EncryptionThreadPool.h:63:unusedStructMember:union member 'Anonymous0::Data' is never used.'</text:p>
      <text:p text:style-name="P70">'/home/quentin/gostcrypt/gostcrypt2_src/Volume/EncryptionThreadPool.h:66:unusedStructMember:union member 'Anonymous0::SectorSize' is never used.'</text:p>
      <text:p text:style-name="P52">False Positive</text:p>
      <text:p text:style-name="P104"/>
      <text:p text:style-name="P75">'/home/quentin/gostcrypt/gostcrypt2_src/Volume/EncryptionTest.h:28:unusedStructMember:struct member 'XtsTestVector::key1' is never used.'</text:p>
      <text:p text:style-name="P75">'/home/quentin/gostcrypt/gostcrypt2_src/Volume/EncryptionTest.h:29:unusedStructMember:struct member 'XtsTestVector::key2' is never used.'</text:p>
      <text:p text:style-name="P75">'/home/quentin/gostcrypt/gostcrypt2_src/Volume/EncryptionTest.h:30:unusedStructMember:struct member 'XtsTestVector::dataUnitNo' is never used.'</text:p>
      <text:p text:style-name="P75">'/home/quentin/gostcrypt/gostcrypt2_src/Volume/EncryptionTest.h:31:unusedStructMember:struct member 'XtsTestVector::blockNo' is never used.'</text:p>
      <text:p text:style-name="P75">'/home/quentin/gostcrypt/gostcrypt2_src/Volume/EncryptionTest.h:32:unusedStructMember:struct member 'XtsTestVector::plaintext' is never used.'</text:p>
      <text:p text:style-name="P74">'/home/quentin/gostcrypt/gostcrypt2_src/Volume/EncryptionTest.h:33:unusedStructMember:struct member 'XtsTestVector::ciphertext' is never used.'</text:p>
      <text:p text:style-name="P51">False Positive</text:p>
      <text:p text:style-name="P69"/>
      <text:p text:style-name="P75">'/home/quentin/gostcrypt/gostcrypt2_src/Volume/EncryptionThreadPool.cpp:208:unusedFunction:The function 'run' is never used.'</text:p>
      <text:p text:style-name="P43">False positive</text:p>
      <text:p text:style-name="P75"/>
      <text:p text:style-name="P74"><text:soft-page-break/>'/home/quentin/gostcrypt/gostcrypt2_src/UI/TranslationApp.cpp:59:unusedFunction:The function 'tr' is never used.'</text:p>
      <text:p text:style-name="P42">False positive</text:p>
      <text:p text:style-name="P42"/>
      <text:p text:style-name="P82">N<text:span text:style-name="T42">ew code </text:span>:</text:p>
      <text:p text:style-name="P72"/>
      <text:p text:style-name="P76">'/home/quentin/gostcrypt/gostcrypt2_src/Volume/Volume.cpp:195:unusedFunction:The function 'ReEncryptHeader' is never used.'</text:p>
      <text:p text:style-name="P17"><text:span text:style-name="T25">New code not finishe</text:span><text:span text:style-name="T29">d </text:span><text:span text:style-name="T25">to be implemented</text:span></text:p>
      <text:p text:style-name="P53"/>
      <text:p text:style-name="P76">'/home/quentin/gostcrypt/gostcrypt2_src/Volume/EncryptionTest.cpp:60:unusedFunction:The function 'TestCiphers' is never used.'</text:p>
      <text:p text:style-name="P76">'/home/quentin/gostcrypt/gostcrypt2_src/Volume/EncryptionTest.cpp:500:unusedFunction:The function 'TestPkcs5' is never used.'</text:p>
      <text:p text:style-name="P76">'/home/quentin/gostcrypt/gostcrypt2_src/Volume/EncryptionTest.cpp:311:unusedFunction:The function 'TestXts' is never used.'</text:p>
      <text:p text:style-name="P17"><text:span text:style-name="T25">New code not finishe</text:span><text:span text:style-name="T29">d </text:span><text:span text:style-name="T25">to be implemented</text:span></text:p>
      <text:p text:style-name="P53"/>
      <text:p text:style-name="P76">'/home/quentin/gostcrypt/gostcrypt2_src/Core/GostCryptException.h:34:unusedFunction:The function 'getFilename' is never used.'</text:p>
      <text:p text:style-name="P76">'/home/quentin/gostcrypt/gostcrypt2_src/Core/GostCryptException.h:35:unusedFunction:The function 'getFonction' is never used.'</text:p>
      <text:p text:style-name="P76">'/home/quentin/gostcrypt/gostcrypt2_src/Core/GostCryptException.h:33:unusedFunction:The <text:span text:style-name="T44">function 'getLine' is never used.'</text:span></text:p>
      <text:p text:style-name="P73">'/home/quentin/gostcrypt/gostcrypt2_src/Core/GostCryptException.h:36:unusedFunction:The function 'getRequestId' is never used.'</text:p>
      <text:p text:style-name="P24"><text:span text:style-name="T25">New code not finishe</text:span><text:span text:style-name="T29">d </text:span><text:span text:style-name="T25">to be implement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6:06:05.637487665</meta:creation-date>
    <dc:date>2017-12-08T13:12:49.986965431</dc:date>
    <meta:editing-duration>PT3H24M41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7" meta:paragraph-count="631" meta:word-count="4199" meta:character-count="56301" meta:non-whitespace-character-count="51276"/>
  </office:meta>
</office:document-meta>
</file>